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2cm" svg:height="9.005cm" svg:x="13.46cm" svg:y="1.806cm">
            <draw:object draw:notify-on-update-of-ranges="Sheet1.A5:Sheet1.A5 Sheet1.A6:Sheet1.A106 Sheet1.B5:Sheet1.B5 Sheet1.B6:Sheet1.B106 Sheet1.A5:Sheet1.A5 Sheet1.A6:Sheet1.A106 Sheet1.C5:Sheet1.C5 Sheet1.C6:Sheet1.C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tepTime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rossfadeValu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rossfadeFactorA</text:p>
          </table:table-cell>
          <table:table-cell table:style-name="Default" office:value-type="string" calcext:value-type="string">
            <text:p>CrossfadeFactorB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255*[.A6]/[.$B$1]&gt;[.$B$2];[.D6];255)" office:value-type="float" office:value="255" calcext:value-type="float">
            <text:p>255</text:p>
          </table:table-cell>
          <table:table-cell table:formula="of:=255-[.B6]" office:value-type="float" office:value="0" calcext:value-type="float">
            <text:p>0</text:p>
          </table:table-cell>
          <table:table-cell table:formula="of:=255-255*(255*[.A6]-[.$B$2]*[.$B$1])/(255-[.$B$2])/[.$B$1]" office:value-type="float" office:value="1182.27272727273" calcext:value-type="float">
            <text:p>1182</text:p>
          </table:table-cell>
        </table:table-row>
        <table:table-row table:style-name="ro1">
          <table:table-cell table:formula="of:=[.A6]+[.$B$1]/100" office:value-type="float" office:value="10" calcext:value-type="float">
            <text:p>10</text:p>
          </table:table-cell>
          <table:table-cell table:formula="of:=IF(255*[.A7]/[.$B$1]&gt;[.$B$2];[.D7];255)" office:value-type="float" office:value="255" calcext:value-type="float">
            <text:p>255</text:p>
          </table:table-cell>
          <table:table-cell table:formula="of:=255-[.B7]" office:value-type="float" office:value="0" calcext:value-type="float">
            <text:p>0</text:p>
          </table:table-cell>
          <table:table-cell table:formula="of:=255-255*(255*[.A7]-[.$B$2]*[.$B$1])/(255-[.$B$2])/[.$B$1]" office:value-type="float" office:value="1170.45" calcext:value-type="float">
            <text:p>1170</text:p>
          </table:table-cell>
        </table:table-row>
        <table:table-row table:style-name="ro1">
          <table:table-cell table:formula="of:=[.A7]+[.$B$1]/100" office:value-type="float" office:value="20" calcext:value-type="float">
            <text:p>20</text:p>
          </table:table-cell>
          <table:table-cell table:formula="of:=IF(255*[.A8]/[.$B$1]&gt;[.$B$2];[.D8];255)" office:value-type="float" office:value="255" calcext:value-type="float">
            <text:p>255</text:p>
          </table:table-cell>
          <table:table-cell table:formula="of:=255-[.B8]" office:value-type="float" office:value="0" calcext:value-type="float">
            <text:p>0</text:p>
          </table:table-cell>
          <table:table-cell table:formula="of:=255-255*(255*[.A8]-[.$B$2]*[.$B$1])/(255-[.$B$2])/[.$B$1]" office:value-type="float" office:value="1158.62727272727" calcext:value-type="float">
            <text:p>1159</text:p>
          </table:table-cell>
        </table:table-row>
        <table:table-row table:style-name="ro1">
          <table:table-cell table:formula="of:=[.A8]+[.$B$1]/100" office:value-type="float" office:value="30" calcext:value-type="float">
            <text:p>30</text:p>
          </table:table-cell>
          <table:table-cell table:formula="of:=IF(255*[.A9]/[.$B$1]&gt;[.$B$2];[.D9];255)" office:value-type="float" office:value="255" calcext:value-type="float">
            <text:p>255</text:p>
          </table:table-cell>
          <table:table-cell table:formula="of:=255-[.B9]" office:value-type="float" office:value="0" calcext:value-type="float">
            <text:p>0</text:p>
          </table:table-cell>
          <table:table-cell table:formula="of:=255-255*(255*[.A9]-[.$B$2]*[.$B$1])/(255-[.$B$2])/[.$B$1]" office:value-type="float" office:value="1146.80454545455" calcext:value-type="float">
            <text:p>1147</text:p>
          </table:table-cell>
        </table:table-row>
        <table:table-row table:style-name="ro1">
          <table:table-cell table:formula="of:=[.A9]+[.$B$1]/100" office:value-type="float" office:value="40" calcext:value-type="float">
            <text:p>40</text:p>
          </table:table-cell>
          <table:table-cell table:formula="of:=IF(255*[.A10]/[.$B$1]&gt;[.$B$2];[.D10];255)" office:value-type="float" office:value="255" calcext:value-type="float">
            <text:p>255</text:p>
          </table:table-cell>
          <table:table-cell table:formula="of:=255-[.B10]" office:value-type="float" office:value="0" calcext:value-type="float">
            <text:p>0</text:p>
          </table:table-cell>
          <table:table-cell table:formula="of:=255-255*(255*[.A10]-[.$B$2]*[.$B$1])/(255-[.$B$2])/[.$B$1]" office:value-type="float" office:value="1134.98181818182" calcext:value-type="float">
            <text:p>1135</text:p>
          </table:table-cell>
        </table:table-row>
        <table:table-row table:style-name="ro1">
          <table:table-cell table:formula="of:=[.A10]+[.$B$1]/100" office:value-type="float" office:value="50" calcext:value-type="float">
            <text:p>50</text:p>
          </table:table-cell>
          <table:table-cell table:formula="of:=IF(255*[.A11]/[.$B$1]&gt;[.$B$2];[.D11];255)" office:value-type="float" office:value="255" calcext:value-type="float">
            <text:p>255</text:p>
          </table:table-cell>
          <table:table-cell table:formula="of:=255-[.B11]" office:value-type="float" office:value="0" calcext:value-type="float">
            <text:p>0</text:p>
          </table:table-cell>
          <table:table-cell table:formula="of:=255-255*(255*[.A11]-[.$B$2]*[.$B$1])/(255-[.$B$2])/[.$B$1]" office:value-type="float" office:value="1123.15909090909" calcext:value-type="float">
            <text:p>1123</text:p>
          </table:table-cell>
        </table:table-row>
        <table:table-row table:style-name="ro1">
          <table:table-cell table:formula="of:=[.A11]+[.$B$1]/100" office:value-type="float" office:value="60" calcext:value-type="float">
            <text:p>60</text:p>
          </table:table-cell>
          <table:table-cell table:formula="of:=IF(255*[.A12]/[.$B$1]&gt;[.$B$2];[.D12];255)" office:value-type="float" office:value="255" calcext:value-type="float">
            <text:p>255</text:p>
          </table:table-cell>
          <table:table-cell table:formula="of:=255-[.B12]" office:value-type="float" office:value="0" calcext:value-type="float">
            <text:p>0</text:p>
          </table:table-cell>
          <table:table-cell table:formula="of:=255-255*(255*[.A12]-[.$B$2]*[.$B$1])/(255-[.$B$2])/[.$B$1]" office:value-type="float" office:value="1111.33636363636" calcext:value-type="float">
            <text:p>1111</text:p>
          </table:table-cell>
        </table:table-row>
        <table:table-row table:style-name="ro1">
          <table:table-cell table:formula="of:=[.A12]+[.$B$1]/100" office:value-type="float" office:value="70" calcext:value-type="float">
            <text:p>70</text:p>
          </table:table-cell>
          <table:table-cell table:formula="of:=IF(255*[.A13]/[.$B$1]&gt;[.$B$2];[.D13];255)" office:value-type="float" office:value="255" calcext:value-type="float">
            <text:p>255</text:p>
          </table:table-cell>
          <table:table-cell table:formula="of:=255-[.B13]" office:value-type="float" office:value="0" calcext:value-type="float">
            <text:p>0</text:p>
          </table:table-cell>
          <table:table-cell table:formula="of:=255-255*(255*[.A13]-[.$B$2]*[.$B$1])/(255-[.$B$2])/[.$B$1]" office:value-type="float" office:value="1099.51363636364" calcext:value-type="float">
            <text:p>1100</text:p>
          </table:table-cell>
        </table:table-row>
        <table:table-row table:style-name="ro1">
          <table:table-cell table:formula="of:=[.A13]+[.$B$1]/100" office:value-type="float" office:value="80" calcext:value-type="float">
            <text:p>80</text:p>
          </table:table-cell>
          <table:table-cell table:formula="of:=IF(255*[.A14]/[.$B$1]&gt;[.$B$2];[.D14];255)" office:value-type="float" office:value="255" calcext:value-type="float">
            <text:p>255</text:p>
          </table:table-cell>
          <table:table-cell table:formula="of:=255-[.B14]" office:value-type="float" office:value="0" calcext:value-type="float">
            <text:p>0</text:p>
          </table:table-cell>
          <table:table-cell table:formula="of:=255-255*(255*[.A14]-[.$B$2]*[.$B$1])/(255-[.$B$2])/[.$B$1]" office:value-type="float" office:value="1087.69090909091" calcext:value-type="float">
            <text:p>1088</text:p>
          </table:table-cell>
        </table:table-row>
        <table:table-row table:style-name="ro1">
          <table:table-cell table:formula="of:=[.A14]+[.$B$1]/100" office:value-type="float" office:value="90" calcext:value-type="float">
            <text:p>90</text:p>
          </table:table-cell>
          <table:table-cell table:formula="of:=IF(255*[.A15]/[.$B$1]&gt;[.$B$2];[.D15];255)" office:value-type="float" office:value="255" calcext:value-type="float">
            <text:p>255</text:p>
          </table:table-cell>
          <table:table-cell table:formula="of:=255-[.B15]" office:value-type="float" office:value="0" calcext:value-type="float">
            <text:p>0</text:p>
          </table:table-cell>
          <table:table-cell table:formula="of:=255-255*(255*[.A15]-[.$B$2]*[.$B$1])/(255-[.$B$2])/[.$B$1]" office:value-type="float" office:value="1075.86818181818" calcext:value-type="float">
            <text:p>1076</text:p>
          </table:table-cell>
        </table:table-row>
        <table:table-row table:style-name="ro1">
          <table:table-cell table:formula="of:=[.A15]+[.$B$1]/100" office:value-type="float" office:value="100" calcext:value-type="float">
            <text:p>100</text:p>
          </table:table-cell>
          <table:table-cell table:formula="of:=IF(255*[.A16]/[.$B$1]&gt;[.$B$2];[.D16];255)" office:value-type="float" office:value="255" calcext:value-type="float">
            <text:p>255</text:p>
          </table:table-cell>
          <table:table-cell table:formula="of:=255-[.B16]" office:value-type="float" office:value="0" calcext:value-type="float">
            <text:p>0</text:p>
          </table:table-cell>
          <table:table-cell table:formula="of:=255-255*(255*[.A16]-[.$B$2]*[.$B$1])/(255-[.$B$2])/[.$B$1]" office:value-type="float" office:value="1064.04545454545" calcext:value-type="float">
            <text:p>1064</text:p>
          </table:table-cell>
        </table:table-row>
        <table:table-row table:style-name="ro1">
          <table:table-cell table:formula="of:=[.A16]+[.$B$1]/100" office:value-type="float" office:value="110" calcext:value-type="float">
            <text:p>110</text:p>
          </table:table-cell>
          <table:table-cell table:formula="of:=IF(255*[.A17]/[.$B$1]&gt;[.$B$2];[.D17];255)" office:value-type="float" office:value="255" calcext:value-type="float">
            <text:p>255</text:p>
          </table:table-cell>
          <table:table-cell table:formula="of:=255-[.B17]" office:value-type="float" office:value="0" calcext:value-type="float">
            <text:p>0</text:p>
          </table:table-cell>
          <table:table-cell table:formula="of:=255-255*(255*[.A17]-[.$B$2]*[.$B$1])/(255-[.$B$2])/[.$B$1]" office:value-type="float" office:value="1052.22272727273" calcext:value-type="float">
            <text:p>1052</text:p>
          </table:table-cell>
        </table:table-row>
        <table:table-row table:style-name="ro1">
          <table:table-cell table:formula="of:=[.A17]+[.$B$1]/100" office:value-type="float" office:value="120" calcext:value-type="float">
            <text:p>120</text:p>
          </table:table-cell>
          <table:table-cell table:formula="of:=IF(255*[.A18]/[.$B$1]&gt;[.$B$2];[.D18];255)" office:value-type="float" office:value="255" calcext:value-type="float">
            <text:p>255</text:p>
          </table:table-cell>
          <table:table-cell table:formula="of:=255-[.B18]" office:value-type="float" office:value="0" calcext:value-type="float">
            <text:p>0</text:p>
          </table:table-cell>
          <table:table-cell table:formula="of:=255-255*(255*[.A18]-[.$B$2]*[.$B$1])/(255-[.$B$2])/[.$B$1]" office:value-type="float" office:value="1040.4" calcext:value-type="float">
            <text:p>1040</text:p>
          </table:table-cell>
        </table:table-row>
        <table:table-row table:style-name="ro1">
          <table:table-cell table:formula="of:=[.A18]+[.$B$1]/100" office:value-type="float" office:value="130" calcext:value-type="float">
            <text:p>130</text:p>
          </table:table-cell>
          <table:table-cell table:formula="of:=IF(255*[.A19]/[.$B$1]&gt;[.$B$2];[.D19];255)" office:value-type="float" office:value="255" calcext:value-type="float">
            <text:p>255</text:p>
          </table:table-cell>
          <table:table-cell table:formula="of:=255-[.B19]" office:value-type="float" office:value="0" calcext:value-type="float">
            <text:p>0</text:p>
          </table:table-cell>
          <table:table-cell table:formula="of:=255-255*(255*[.A19]-[.$B$2]*[.$B$1])/(255-[.$B$2])/[.$B$1]" office:value-type="float" office:value="1028.57727272727" calcext:value-type="float">
            <text:p>1029</text:p>
          </table:table-cell>
        </table:table-row>
        <table:table-row table:style-name="ro1">
          <table:table-cell table:formula="of:=[.A19]+[.$B$1]/100" office:value-type="float" office:value="140" calcext:value-type="float">
            <text:p>140</text:p>
          </table:table-cell>
          <table:table-cell table:formula="of:=IF(255*[.A20]/[.$B$1]&gt;[.$B$2];[.D20];255)" office:value-type="float" office:value="255" calcext:value-type="float">
            <text:p>255</text:p>
          </table:table-cell>
          <table:table-cell table:formula="of:=255-[.B20]" office:value-type="float" office:value="0" calcext:value-type="float">
            <text:p>0</text:p>
          </table:table-cell>
          <table:table-cell table:formula="of:=255-255*(255*[.A20]-[.$B$2]*[.$B$1])/(255-[.$B$2])/[.$B$1]" office:value-type="float" office:value="1016.75454545455" calcext:value-type="float">
            <text:p>1017</text:p>
          </table:table-cell>
        </table:table-row>
        <table:table-row table:style-name="ro1">
          <table:table-cell table:formula="of:=[.A20]+[.$B$1]/100" office:value-type="float" office:value="150" calcext:value-type="float">
            <text:p>150</text:p>
          </table:table-cell>
          <table:table-cell table:formula="of:=IF(255*[.A21]/[.$B$1]&gt;[.$B$2];[.D21];255)" office:value-type="float" office:value="255" calcext:value-type="float">
            <text:p>255</text:p>
          </table:table-cell>
          <table:table-cell table:formula="of:=255-[.B21]" office:value-type="float" office:value="0" calcext:value-type="float">
            <text:p>0</text:p>
          </table:table-cell>
          <table:table-cell table:formula="of:=255-255*(255*[.A21]-[.$B$2]*[.$B$1])/(255-[.$B$2])/[.$B$1]" office:value-type="float" office:value="1004.93181818182" calcext:value-type="float">
            <text:p>1005</text:p>
          </table:table-cell>
        </table:table-row>
        <table:table-row table:style-name="ro1">
          <table:table-cell table:formula="of:=[.A21]+[.$B$1]/100" office:value-type="float" office:value="160" calcext:value-type="float">
            <text:p>160</text:p>
          </table:table-cell>
          <table:table-cell table:formula="of:=IF(255*[.A22]/[.$B$1]&gt;[.$B$2];[.D22];255)" office:value-type="float" office:value="255" calcext:value-type="float">
            <text:p>255</text:p>
          </table:table-cell>
          <table:table-cell table:formula="of:=255-[.B22]" office:value-type="float" office:value="0" calcext:value-type="float">
            <text:p>0</text:p>
          </table:table-cell>
          <table:table-cell table:formula="of:=255-255*(255*[.A22]-[.$B$2]*[.$B$1])/(255-[.$B$2])/[.$B$1]" office:value-type="float" office:value="993.109090909091" calcext:value-type="float">
            <text:p>993</text:p>
          </table:table-cell>
        </table:table-row>
        <table:table-row table:style-name="ro1">
          <table:table-cell table:formula="of:=[.A22]+[.$B$1]/100" office:value-type="float" office:value="170" calcext:value-type="float">
            <text:p>170</text:p>
          </table:table-cell>
          <table:table-cell table:formula="of:=IF(255*[.A23]/[.$B$1]&gt;[.$B$2];[.D23];255)" office:value-type="float" office:value="255" calcext:value-type="float">
            <text:p>255</text:p>
          </table:table-cell>
          <table:table-cell table:formula="of:=255-[.B23]" office:value-type="float" office:value="0" calcext:value-type="float">
            <text:p>0</text:p>
          </table:table-cell>
          <table:table-cell table:formula="of:=255-255*(255*[.A23]-[.$B$2]*[.$B$1])/(255-[.$B$2])/[.$B$1]" office:value-type="float" office:value="981.286363636364" calcext:value-type="float">
            <text:p>981</text:p>
          </table:table-cell>
        </table:table-row>
        <table:table-row table:style-name="ro1">
          <table:table-cell table:formula="of:=[.A23]+[.$B$1]/100" office:value-type="float" office:value="180" calcext:value-type="float">
            <text:p>180</text:p>
          </table:table-cell>
          <table:table-cell table:formula="of:=IF(255*[.A24]/[.$B$1]&gt;[.$B$2];[.D24];255)" office:value-type="float" office:value="255" calcext:value-type="float">
            <text:p>255</text:p>
          </table:table-cell>
          <table:table-cell table:formula="of:=255-[.B24]" office:value-type="float" office:value="0" calcext:value-type="float">
            <text:p>0</text:p>
          </table:table-cell>
          <table:table-cell table:formula="of:=255-255*(255*[.A24]-[.$B$2]*[.$B$1])/(255-[.$B$2])/[.$B$1]" office:value-type="float" office:value="969.463636363636" calcext:value-type="float">
            <text:p>969</text:p>
          </table:table-cell>
        </table:table-row>
        <table:table-row table:style-name="ro1">
          <table:table-cell table:formula="of:=[.A24]+[.$B$1]/100" office:value-type="float" office:value="190" calcext:value-type="float">
            <text:p>190</text:p>
          </table:table-cell>
          <table:table-cell table:formula="of:=IF(255*[.A25]/[.$B$1]&gt;[.$B$2];[.D25];255)" office:value-type="float" office:value="255" calcext:value-type="float">
            <text:p>255</text:p>
          </table:table-cell>
          <table:table-cell table:formula="of:=255-[.B25]" office:value-type="float" office:value="0" calcext:value-type="float">
            <text:p>0</text:p>
          </table:table-cell>
          <table:table-cell table:formula="of:=255-255*(255*[.A25]-[.$B$2]*[.$B$1])/(255-[.$B$2])/[.$B$1]" office:value-type="float" office:value="957.640909090909" calcext:value-type="float">
            <text:p>958</text:p>
          </table:table-cell>
        </table:table-row>
        <table:table-row table:style-name="ro1">
          <table:table-cell table:formula="of:=[.A25]+[.$B$1]/100" office:value-type="float" office:value="200" calcext:value-type="float">
            <text:p>200</text:p>
          </table:table-cell>
          <table:table-cell table:formula="of:=IF(255*[.A26]/[.$B$1]&gt;[.$B$2];[.D26];255)" office:value-type="float" office:value="255" calcext:value-type="float">
            <text:p>255</text:p>
          </table:table-cell>
          <table:table-cell table:formula="of:=255-[.B26]" office:value-type="float" office:value="0" calcext:value-type="float">
            <text:p>0</text:p>
          </table:table-cell>
          <table:table-cell table:formula="of:=255-255*(255*[.A26]-[.$B$2]*[.$B$1])/(255-[.$B$2])/[.$B$1]" office:value-type="float" office:value="945.818181818182" calcext:value-type="float">
            <text:p>946</text:p>
          </table:table-cell>
        </table:table-row>
        <table:table-row table:style-name="ro1">
          <table:table-cell table:formula="of:=[.A26]+[.$B$1]/100" office:value-type="float" office:value="210" calcext:value-type="float">
            <text:p>210</text:p>
          </table:table-cell>
          <table:table-cell table:formula="of:=IF(255*[.A27]/[.$B$1]&gt;[.$B$2];[.D27];255)" office:value-type="float" office:value="255" calcext:value-type="float">
            <text:p>255</text:p>
          </table:table-cell>
          <table:table-cell table:formula="of:=255-[.B27]" office:value-type="float" office:value="0" calcext:value-type="float">
            <text:p>0</text:p>
          </table:table-cell>
          <table:table-cell table:formula="of:=255-255*(255*[.A27]-[.$B$2]*[.$B$1])/(255-[.$B$2])/[.$B$1]" office:value-type="float" office:value="933.995454545455" calcext:value-type="float">
            <text:p>934</text:p>
          </table:table-cell>
        </table:table-row>
        <table:table-row table:style-name="ro1">
          <table:table-cell table:formula="of:=[.A27]+[.$B$1]/100" office:value-type="float" office:value="220" calcext:value-type="float">
            <text:p>220</text:p>
          </table:table-cell>
          <table:table-cell table:formula="of:=IF(255*[.A28]/[.$B$1]&gt;[.$B$2];[.D28];255)" office:value-type="float" office:value="255" calcext:value-type="float">
            <text:p>255</text:p>
          </table:table-cell>
          <table:table-cell table:formula="of:=255-[.B28]" office:value-type="float" office:value="0" calcext:value-type="float">
            <text:p>0</text:p>
          </table:table-cell>
          <table:table-cell table:formula="of:=255-255*(255*[.A28]-[.$B$2]*[.$B$1])/(255-[.$B$2])/[.$B$1]" office:value-type="float" office:value="922.172727272727" calcext:value-type="float">
            <text:p>922</text:p>
          </table:table-cell>
        </table:table-row>
        <table:table-row table:style-name="ro1">
          <table:table-cell table:formula="of:=[.A28]+[.$B$1]/100" office:value-type="float" office:value="230" calcext:value-type="float">
            <text:p>230</text:p>
          </table:table-cell>
          <table:table-cell table:formula="of:=IF(255*[.A29]/[.$B$1]&gt;[.$B$2];[.D29];255)" office:value-type="float" office:value="255" calcext:value-type="float">
            <text:p>255</text:p>
          </table:table-cell>
          <table:table-cell table:formula="of:=255-[.B29]" office:value-type="float" office:value="0" calcext:value-type="float">
            <text:p>0</text:p>
          </table:table-cell>
          <table:table-cell table:formula="of:=255-255*(255*[.A29]-[.$B$2]*[.$B$1])/(255-[.$B$2])/[.$B$1]" office:value-type="float" office:value="910.35" calcext:value-type="float">
            <text:p>910</text:p>
          </table:table-cell>
        </table:table-row>
        <table:table-row table:style-name="ro1">
          <table:table-cell table:formula="of:=[.A29]+[.$B$1]/100" office:value-type="float" office:value="240" calcext:value-type="float">
            <text:p>240</text:p>
          </table:table-cell>
          <table:table-cell table:formula="of:=IF(255*[.A30]/[.$B$1]&gt;[.$B$2];[.D30];255)" office:value-type="float" office:value="255" calcext:value-type="float">
            <text:p>255</text:p>
          </table:table-cell>
          <table:table-cell table:formula="of:=255-[.B30]" office:value-type="float" office:value="0" calcext:value-type="float">
            <text:p>0</text:p>
          </table:table-cell>
          <table:table-cell table:formula="of:=255-255*(255*[.A30]-[.$B$2]*[.$B$1])/(255-[.$B$2])/[.$B$1]" office:value-type="float" office:value="898.527272727273" calcext:value-type="float">
            <text:p>899</text:p>
          </table:table-cell>
        </table:table-row>
        <table:table-row table:style-name="ro1">
          <table:table-cell table:formula="of:=[.A30]+[.$B$1]/100" office:value-type="float" office:value="250" calcext:value-type="float">
            <text:p>250</text:p>
          </table:table-cell>
          <table:table-cell table:formula="of:=IF(255*[.A31]/[.$B$1]&gt;[.$B$2];[.D31];255)" office:value-type="float" office:value="255" calcext:value-type="float">
            <text:p>255</text:p>
          </table:table-cell>
          <table:table-cell table:formula="of:=255-[.B31]" office:value-type="float" office:value="0" calcext:value-type="float">
            <text:p>0</text:p>
          </table:table-cell>
          <table:table-cell table:formula="of:=255-255*(255*[.A31]-[.$B$2]*[.$B$1])/(255-[.$B$2])/[.$B$1]" office:value-type="float" office:value="886.704545454546" calcext:value-type="float">
            <text:p>887</text:p>
          </table:table-cell>
        </table:table-row>
        <table:table-row table:style-name="ro1">
          <table:table-cell table:formula="of:=[.A31]+[.$B$1]/100" office:value-type="float" office:value="260" calcext:value-type="float">
            <text:p>260</text:p>
          </table:table-cell>
          <table:table-cell table:formula="of:=IF(255*[.A32]/[.$B$1]&gt;[.$B$2];[.D32];255)" office:value-type="float" office:value="255" calcext:value-type="float">
            <text:p>255</text:p>
          </table:table-cell>
          <table:table-cell table:formula="of:=255-[.B32]" office:value-type="float" office:value="0" calcext:value-type="float">
            <text:p>0</text:p>
          </table:table-cell>
          <table:table-cell table:formula="of:=255-255*(255*[.A32]-[.$B$2]*[.$B$1])/(255-[.$B$2])/[.$B$1]" office:value-type="float" office:value="874.881818181818" calcext:value-type="float">
            <text:p>875</text:p>
          </table:table-cell>
        </table:table-row>
        <table:table-row table:style-name="ro1">
          <table:table-cell table:formula="of:=[.A32]+[.$B$1]/100" office:value-type="float" office:value="270" calcext:value-type="float">
            <text:p>270</text:p>
          </table:table-cell>
          <table:table-cell table:formula="of:=IF(255*[.A33]/[.$B$1]&gt;[.$B$2];[.D33];255)" office:value-type="float" office:value="255" calcext:value-type="float">
            <text:p>255</text:p>
          </table:table-cell>
          <table:table-cell table:formula="of:=255-[.B33]" office:value-type="float" office:value="0" calcext:value-type="float">
            <text:p>0</text:p>
          </table:table-cell>
          <table:table-cell table:formula="of:=255-255*(255*[.A33]-[.$B$2]*[.$B$1])/(255-[.$B$2])/[.$B$1]" office:value-type="float" office:value="863.059090909091" calcext:value-type="float">
            <text:p>863</text:p>
          </table:table-cell>
        </table:table-row>
        <table:table-row table:style-name="ro1">
          <table:table-cell table:formula="of:=[.A33]+[.$B$1]/100" office:value-type="float" office:value="280" calcext:value-type="float">
            <text:p>280</text:p>
          </table:table-cell>
          <table:table-cell table:formula="of:=IF(255*[.A34]/[.$B$1]&gt;[.$B$2];[.D34];255)" office:value-type="float" office:value="255" calcext:value-type="float">
            <text:p>255</text:p>
          </table:table-cell>
          <table:table-cell table:formula="of:=255-[.B34]" office:value-type="float" office:value="0" calcext:value-type="float">
            <text:p>0</text:p>
          </table:table-cell>
          <table:table-cell table:formula="of:=255-255*(255*[.A34]-[.$B$2]*[.$B$1])/(255-[.$B$2])/[.$B$1]" office:value-type="float" office:value="851.236363636364" calcext:value-type="float">
            <text:p>851</text:p>
          </table:table-cell>
        </table:table-row>
        <table:table-row table:style-name="ro1">
          <table:table-cell table:formula="of:=[.A34]+[.$B$1]/100" office:value-type="float" office:value="290" calcext:value-type="float">
            <text:p>290</text:p>
          </table:table-cell>
          <table:table-cell table:formula="of:=IF(255*[.A35]/[.$B$1]&gt;[.$B$2];[.D35];255)" office:value-type="float" office:value="255" calcext:value-type="float">
            <text:p>255</text:p>
          </table:table-cell>
          <table:table-cell table:formula="of:=255-[.B35]" office:value-type="float" office:value="0" calcext:value-type="float">
            <text:p>0</text:p>
          </table:table-cell>
          <table:table-cell table:formula="of:=255-255*(255*[.A35]-[.$B$2]*[.$B$1])/(255-[.$B$2])/[.$B$1]" office:value-type="float" office:value="839.413636363636" calcext:value-type="float">
            <text:p>839</text:p>
          </table:table-cell>
        </table:table-row>
        <table:table-row table:style-name="ro1">
          <table:table-cell table:formula="of:=[.A35]+[.$B$1]/100" office:value-type="float" office:value="300" calcext:value-type="float">
            <text:p>300</text:p>
          </table:table-cell>
          <table:table-cell table:formula="of:=IF(255*[.A36]/[.$B$1]&gt;[.$B$2];[.D36];255)" office:value-type="float" office:value="255" calcext:value-type="float">
            <text:p>255</text:p>
          </table:table-cell>
          <table:table-cell table:formula="of:=255-[.B36]" office:value-type="float" office:value="0" calcext:value-type="float">
            <text:p>0</text:p>
          </table:table-cell>
          <table:table-cell table:formula="of:=255-255*(255*[.A36]-[.$B$2]*[.$B$1])/(255-[.$B$2])/[.$B$1]" office:value-type="float" office:value="827.590909090909" calcext:value-type="float">
            <text:p>828</text:p>
          </table:table-cell>
        </table:table-row>
        <table:table-row table:style-name="ro1">
          <table:table-cell table:formula="of:=[.A36]+[.$B$1]/100" office:value-type="float" office:value="310" calcext:value-type="float">
            <text:p>310</text:p>
          </table:table-cell>
          <table:table-cell table:formula="of:=IF(255*[.A37]/[.$B$1]&gt;[.$B$2];[.D37];255)" office:value-type="float" office:value="255" calcext:value-type="float">
            <text:p>255</text:p>
          </table:table-cell>
          <table:table-cell table:formula="of:=255-[.B37]" office:value-type="float" office:value="0" calcext:value-type="float">
            <text:p>0</text:p>
          </table:table-cell>
          <table:table-cell table:formula="of:=255-255*(255*[.A37]-[.$B$2]*[.$B$1])/(255-[.$B$2])/[.$B$1]" office:value-type="float" office:value="815.768181818182" calcext:value-type="float">
            <text:p>816</text:p>
          </table:table-cell>
        </table:table-row>
        <table:table-row table:style-name="ro1">
          <table:table-cell table:formula="of:=[.A37]+[.$B$1]/100" office:value-type="float" office:value="320" calcext:value-type="float">
            <text:p>320</text:p>
          </table:table-cell>
          <table:table-cell table:formula="of:=IF(255*[.A38]/[.$B$1]&gt;[.$B$2];[.D38];255)" office:value-type="float" office:value="255" calcext:value-type="float">
            <text:p>255</text:p>
          </table:table-cell>
          <table:table-cell table:formula="of:=255-[.B38]" office:value-type="float" office:value="0" calcext:value-type="float">
            <text:p>0</text:p>
          </table:table-cell>
          <table:table-cell table:formula="of:=255-255*(255*[.A38]-[.$B$2]*[.$B$1])/(255-[.$B$2])/[.$B$1]" office:value-type="float" office:value="803.945454545455" calcext:value-type="float">
            <text:p>804</text:p>
          </table:table-cell>
        </table:table-row>
        <table:table-row table:style-name="ro1">
          <table:table-cell table:formula="of:=[.A38]+[.$B$1]/100" office:value-type="float" office:value="330" calcext:value-type="float">
            <text:p>330</text:p>
          </table:table-cell>
          <table:table-cell table:formula="of:=IF(255*[.A39]/[.$B$1]&gt;[.$B$2];[.D39];255)" office:value-type="float" office:value="255" calcext:value-type="float">
            <text:p>255</text:p>
          </table:table-cell>
          <table:table-cell table:formula="of:=255-[.B39]" office:value-type="float" office:value="0" calcext:value-type="float">
            <text:p>0</text:p>
          </table:table-cell>
          <table:table-cell table:formula="of:=255-255*(255*[.A39]-[.$B$2]*[.$B$1])/(255-[.$B$2])/[.$B$1]" office:value-type="float" office:value="792.122727272727" calcext:value-type="float">
            <text:p>792</text:p>
          </table:table-cell>
        </table:table-row>
        <table:table-row table:style-name="ro1">
          <table:table-cell table:formula="of:=[.A39]+[.$B$1]/100" office:value-type="float" office:value="340" calcext:value-type="float">
            <text:p>340</text:p>
          </table:table-cell>
          <table:table-cell table:formula="of:=IF(255*[.A40]/[.$B$1]&gt;[.$B$2];[.D40];255)" office:value-type="float" office:value="255" calcext:value-type="float">
            <text:p>255</text:p>
          </table:table-cell>
          <table:table-cell table:formula="of:=255-[.B40]" office:value-type="float" office:value="0" calcext:value-type="float">
            <text:p>0</text:p>
          </table:table-cell>
          <table:table-cell table:formula="of:=255-255*(255*[.A40]-[.$B$2]*[.$B$1])/(255-[.$B$2])/[.$B$1]" office:value-type="float" office:value="780.3" calcext:value-type="float">
            <text:p>780</text:p>
          </table:table-cell>
        </table:table-row>
        <table:table-row table:style-name="ro1">
          <table:table-cell table:formula="of:=[.A40]+[.$B$1]/100" office:value-type="float" office:value="350" calcext:value-type="float">
            <text:p>350</text:p>
          </table:table-cell>
          <table:table-cell table:formula="of:=IF(255*[.A41]/[.$B$1]&gt;[.$B$2];[.D41];255)" office:value-type="float" office:value="255" calcext:value-type="float">
            <text:p>255</text:p>
          </table:table-cell>
          <table:table-cell table:formula="of:=255-[.B41]" office:value-type="float" office:value="0" calcext:value-type="float">
            <text:p>0</text:p>
          </table:table-cell>
          <table:table-cell table:formula="of:=255-255*(255*[.A41]-[.$B$2]*[.$B$1])/(255-[.$B$2])/[.$B$1]" office:value-type="float" office:value="768.477272727273" calcext:value-type="float">
            <text:p>768</text:p>
          </table:table-cell>
        </table:table-row>
        <table:table-row table:style-name="ro1">
          <table:table-cell table:formula="of:=[.A41]+[.$B$1]/100" office:value-type="float" office:value="360" calcext:value-type="float">
            <text:p>360</text:p>
          </table:table-cell>
          <table:table-cell table:formula="of:=IF(255*[.A42]/[.$B$1]&gt;[.$B$2];[.D42];255)" office:value-type="float" office:value="255" calcext:value-type="float">
            <text:p>255</text:p>
          </table:table-cell>
          <table:table-cell table:formula="of:=255-[.B42]" office:value-type="float" office:value="0" calcext:value-type="float">
            <text:p>0</text:p>
          </table:table-cell>
          <table:table-cell table:formula="of:=255-255*(255*[.A42]-[.$B$2]*[.$B$1])/(255-[.$B$2])/[.$B$1]" office:value-type="float" office:value="756.654545454546" calcext:value-type="float">
            <text:p>757</text:p>
          </table:table-cell>
        </table:table-row>
        <table:table-row table:style-name="ro1">
          <table:table-cell table:formula="of:=[.A42]+[.$B$1]/100" office:value-type="float" office:value="370" calcext:value-type="float">
            <text:p>370</text:p>
          </table:table-cell>
          <table:table-cell table:formula="of:=IF(255*[.A43]/[.$B$1]&gt;[.$B$2];[.D43];255)" office:value-type="float" office:value="255" calcext:value-type="float">
            <text:p>255</text:p>
          </table:table-cell>
          <table:table-cell table:formula="of:=255-[.B43]" office:value-type="float" office:value="0" calcext:value-type="float">
            <text:p>0</text:p>
          </table:table-cell>
          <table:table-cell table:formula="of:=255-255*(255*[.A43]-[.$B$2]*[.$B$1])/(255-[.$B$2])/[.$B$1]" office:value-type="float" office:value="744.831818181818" calcext:value-type="float">
            <text:p>745</text:p>
          </table:table-cell>
        </table:table-row>
        <table:table-row table:style-name="ro1">
          <table:table-cell table:formula="of:=[.A43]+[.$B$1]/100" office:value-type="float" office:value="380" calcext:value-type="float">
            <text:p>380</text:p>
          </table:table-cell>
          <table:table-cell table:formula="of:=IF(255*[.A44]/[.$B$1]&gt;[.$B$2];[.D44];255)" office:value-type="float" office:value="255" calcext:value-type="float">
            <text:p>255</text:p>
          </table:table-cell>
          <table:table-cell table:formula="of:=255-[.B44]" office:value-type="float" office:value="0" calcext:value-type="float">
            <text:p>0</text:p>
          </table:table-cell>
          <table:table-cell table:formula="of:=255-255*(255*[.A44]-[.$B$2]*[.$B$1])/(255-[.$B$2])/[.$B$1]" office:value-type="float" office:value="733.009090909091" calcext:value-type="float">
            <text:p>733</text:p>
          </table:table-cell>
        </table:table-row>
        <table:table-row table:style-name="ro1">
          <table:table-cell table:formula="of:=[.A44]+[.$B$1]/100" office:value-type="float" office:value="390" calcext:value-type="float">
            <text:p>390</text:p>
          </table:table-cell>
          <table:table-cell table:formula="of:=IF(255*[.A45]/[.$B$1]&gt;[.$B$2];[.D45];255)" office:value-type="float" office:value="255" calcext:value-type="float">
            <text:p>255</text:p>
          </table:table-cell>
          <table:table-cell table:formula="of:=255-[.B45]" office:value-type="float" office:value="0" calcext:value-type="float">
            <text:p>0</text:p>
          </table:table-cell>
          <table:table-cell table:formula="of:=255-255*(255*[.A45]-[.$B$2]*[.$B$1])/(255-[.$B$2])/[.$B$1]" office:value-type="float" office:value="721.186363636364" calcext:value-type="float">
            <text:p>721</text:p>
          </table:table-cell>
        </table:table-row>
        <table:table-row table:style-name="ro1">
          <table:table-cell table:formula="of:=[.A45]+[.$B$1]/100" office:value-type="float" office:value="400" calcext:value-type="float">
            <text:p>400</text:p>
          </table:table-cell>
          <table:table-cell table:formula="of:=IF(255*[.A46]/[.$B$1]&gt;[.$B$2];[.D46];255)" office:value-type="float" office:value="255" calcext:value-type="float">
            <text:p>255</text:p>
          </table:table-cell>
          <table:table-cell table:formula="of:=255-[.B46]" office:value-type="float" office:value="0" calcext:value-type="float">
            <text:p>0</text:p>
          </table:table-cell>
          <table:table-cell table:formula="of:=255-255*(255*[.A46]-[.$B$2]*[.$B$1])/(255-[.$B$2])/[.$B$1]" office:value-type="float" office:value="709.363636363636" calcext:value-type="float">
            <text:p>709</text:p>
          </table:table-cell>
        </table:table-row>
        <table:table-row table:style-name="ro1">
          <table:table-cell table:formula="of:=[.A46]+[.$B$1]/100" office:value-type="float" office:value="410" calcext:value-type="float">
            <text:p>410</text:p>
          </table:table-cell>
          <table:table-cell table:formula="of:=IF(255*[.A47]/[.$B$1]&gt;[.$B$2];[.D47];255)" office:value-type="float" office:value="255" calcext:value-type="float">
            <text:p>255</text:p>
          </table:table-cell>
          <table:table-cell table:formula="of:=255-[.B47]" office:value-type="float" office:value="0" calcext:value-type="float">
            <text:p>0</text:p>
          </table:table-cell>
          <table:table-cell table:formula="of:=255-255*(255*[.A47]-[.$B$2]*[.$B$1])/(255-[.$B$2])/[.$B$1]" office:value-type="float" office:value="697.540909090909" calcext:value-type="float">
            <text:p>698</text:p>
          </table:table-cell>
        </table:table-row>
        <table:table-row table:style-name="ro1">
          <table:table-cell table:formula="of:=[.A47]+[.$B$1]/100" office:value-type="float" office:value="420" calcext:value-type="float">
            <text:p>420</text:p>
          </table:table-cell>
          <table:table-cell table:formula="of:=IF(255*[.A48]/[.$B$1]&gt;[.$B$2];[.D48];255)" office:value-type="float" office:value="255" calcext:value-type="float">
            <text:p>255</text:p>
          </table:table-cell>
          <table:table-cell table:formula="of:=255-[.B48]" office:value-type="float" office:value="0" calcext:value-type="float">
            <text:p>0</text:p>
          </table:table-cell>
          <table:table-cell table:formula="of:=255-255*(255*[.A48]-[.$B$2]*[.$B$1])/(255-[.$B$2])/[.$B$1]" office:value-type="float" office:value="685.718181818182" calcext:value-type="float">
            <text:p>686</text:p>
          </table:table-cell>
        </table:table-row>
        <table:table-row table:style-name="ro1">
          <table:table-cell table:formula="of:=[.A48]+[.$B$1]/100" office:value-type="float" office:value="430" calcext:value-type="float">
            <text:p>430</text:p>
          </table:table-cell>
          <table:table-cell table:formula="of:=IF(255*[.A49]/[.$B$1]&gt;[.$B$2];[.D49];255)" office:value-type="float" office:value="255" calcext:value-type="float">
            <text:p>255</text:p>
          </table:table-cell>
          <table:table-cell table:formula="of:=255-[.B49]" office:value-type="float" office:value="0" calcext:value-type="float">
            <text:p>0</text:p>
          </table:table-cell>
          <table:table-cell table:formula="of:=255-255*(255*[.A49]-[.$B$2]*[.$B$1])/(255-[.$B$2])/[.$B$1]" office:value-type="float" office:value="673.895454545455" calcext:value-type="float">
            <text:p>674</text:p>
          </table:table-cell>
        </table:table-row>
        <table:table-row table:style-name="ro1">
          <table:table-cell table:formula="of:=[.A49]+[.$B$1]/100" office:value-type="float" office:value="440" calcext:value-type="float">
            <text:p>440</text:p>
          </table:table-cell>
          <table:table-cell table:formula="of:=IF(255*[.A50]/[.$B$1]&gt;[.$B$2];[.D50];255)" office:value-type="float" office:value="255" calcext:value-type="float">
            <text:p>255</text:p>
          </table:table-cell>
          <table:table-cell table:formula="of:=255-[.B50]" office:value-type="float" office:value="0" calcext:value-type="float">
            <text:p>0</text:p>
          </table:table-cell>
          <table:table-cell table:formula="of:=255-255*(255*[.A50]-[.$B$2]*[.$B$1])/(255-[.$B$2])/[.$B$1]" office:value-type="float" office:value="662.072727272727" calcext:value-type="float">
            <text:p>662</text:p>
          </table:table-cell>
        </table:table-row>
        <table:table-row table:style-name="ro1">
          <table:table-cell table:formula="of:=[.A50]+[.$B$1]/100" office:value-type="float" office:value="450" calcext:value-type="float">
            <text:p>450</text:p>
          </table:table-cell>
          <table:table-cell table:formula="of:=IF(255*[.A51]/[.$B$1]&gt;[.$B$2];[.D51];255)" office:value-type="float" office:value="255" calcext:value-type="float">
            <text:p>255</text:p>
          </table:table-cell>
          <table:table-cell table:formula="of:=255-[.B51]" office:value-type="float" office:value="0" calcext:value-type="float">
            <text:p>0</text:p>
          </table:table-cell>
          <table:table-cell table:formula="of:=255-255*(255*[.A51]-[.$B$2]*[.$B$1])/(255-[.$B$2])/[.$B$1]" office:value-type="float" office:value="650.25" calcext:value-type="float">
            <text:p>650</text:p>
          </table:table-cell>
        </table:table-row>
        <table:table-row table:style-name="ro1">
          <table:table-cell table:formula="of:=[.A51]+[.$B$1]/100" office:value-type="float" office:value="460" calcext:value-type="float">
            <text:p>460</text:p>
          </table:table-cell>
          <table:table-cell table:formula="of:=IF(255*[.A52]/[.$B$1]&gt;[.$B$2];[.D52];255)" office:value-type="float" office:value="255" calcext:value-type="float">
            <text:p>255</text:p>
          </table:table-cell>
          <table:table-cell table:formula="of:=255-[.B52]" office:value-type="float" office:value="0" calcext:value-type="float">
            <text:p>0</text:p>
          </table:table-cell>
          <table:table-cell table:formula="of:=255-255*(255*[.A52]-[.$B$2]*[.$B$1])/(255-[.$B$2])/[.$B$1]" office:value-type="float" office:value="638.427272727273" calcext:value-type="float">
            <text:p>638</text:p>
          </table:table-cell>
        </table:table-row>
        <table:table-row table:style-name="ro1">
          <table:table-cell table:formula="of:=[.A52]+[.$B$1]/100" office:value-type="float" office:value="470" calcext:value-type="float">
            <text:p>470</text:p>
          </table:table-cell>
          <table:table-cell table:formula="of:=IF(255*[.A53]/[.$B$1]&gt;[.$B$2];[.D53];255)" office:value-type="float" office:value="255" calcext:value-type="float">
            <text:p>255</text:p>
          </table:table-cell>
          <table:table-cell table:formula="of:=255-[.B53]" office:value-type="float" office:value="0" calcext:value-type="float">
            <text:p>0</text:p>
          </table:table-cell>
          <table:table-cell table:formula="of:=255-255*(255*[.A53]-[.$B$2]*[.$B$1])/(255-[.$B$2])/[.$B$1]" office:value-type="float" office:value="626.604545454546" calcext:value-type="float">
            <text:p>627</text:p>
          </table:table-cell>
        </table:table-row>
        <table:table-row table:style-name="ro1">
          <table:table-cell table:formula="of:=[.A53]+[.$B$1]/100" office:value-type="float" office:value="480" calcext:value-type="float">
            <text:p>480</text:p>
          </table:table-cell>
          <table:table-cell table:formula="of:=IF(255*[.A54]/[.$B$1]&gt;[.$B$2];[.D54];255)" office:value-type="float" office:value="255" calcext:value-type="float">
            <text:p>255</text:p>
          </table:table-cell>
          <table:table-cell table:formula="of:=255-[.B54]" office:value-type="float" office:value="0" calcext:value-type="float">
            <text:p>0</text:p>
          </table:table-cell>
          <table:table-cell table:formula="of:=255-255*(255*[.A54]-[.$B$2]*[.$B$1])/(255-[.$B$2])/[.$B$1]" office:value-type="float" office:value="614.781818181818" calcext:value-type="float">
            <text:p>615</text:p>
          </table:table-cell>
        </table:table-row>
        <table:table-row table:style-name="ro1">
          <table:table-cell table:formula="of:=[.A54]+[.$B$1]/100" office:value-type="float" office:value="490" calcext:value-type="float">
            <text:p>490</text:p>
          </table:table-cell>
          <table:table-cell table:formula="of:=IF(255*[.A55]/[.$B$1]&gt;[.$B$2];[.D55];255)" office:value-type="float" office:value="255" calcext:value-type="float">
            <text:p>255</text:p>
          </table:table-cell>
          <table:table-cell table:formula="of:=255-[.B55]" office:value-type="float" office:value="0" calcext:value-type="float">
            <text:p>0</text:p>
          </table:table-cell>
          <table:table-cell table:formula="of:=255-255*(255*[.A55]-[.$B$2]*[.$B$1])/(255-[.$B$2])/[.$B$1]" office:value-type="float" office:value="602.959090909091" calcext:value-type="float">
            <text:p>603</text:p>
          </table:table-cell>
        </table:table-row>
        <table:table-row table:style-name="ro1">
          <table:table-cell table:formula="of:=[.A55]+[.$B$1]/100" office:value-type="float" office:value="500" calcext:value-type="float">
            <text:p>500</text:p>
          </table:table-cell>
          <table:table-cell table:formula="of:=IF(255*[.A56]/[.$B$1]&gt;[.$B$2];[.D56];255)" office:value-type="float" office:value="255" calcext:value-type="float">
            <text:p>255</text:p>
          </table:table-cell>
          <table:table-cell table:formula="of:=255-[.B56]" office:value-type="float" office:value="0" calcext:value-type="float">
            <text:p>0</text:p>
          </table:table-cell>
          <table:table-cell table:formula="of:=255-255*(255*[.A56]-[.$B$2]*[.$B$1])/(255-[.$B$2])/[.$B$1]" office:value-type="float" office:value="591.136363636364" calcext:value-type="float">
            <text:p>591</text:p>
          </table:table-cell>
        </table:table-row>
        <table:table-row table:style-name="ro1">
          <table:table-cell table:formula="of:=[.A56]+[.$B$1]/100" office:value-type="float" office:value="510" calcext:value-type="float">
            <text:p>510</text:p>
          </table:table-cell>
          <table:table-cell table:formula="of:=IF(255*[.A57]/[.$B$1]&gt;[.$B$2];[.D57];255)" office:value-type="float" office:value="255" calcext:value-type="float">
            <text:p>255</text:p>
          </table:table-cell>
          <table:table-cell table:formula="of:=255-[.B57]" office:value-type="float" office:value="0" calcext:value-type="float">
            <text:p>0</text:p>
          </table:table-cell>
          <table:table-cell table:formula="of:=255-255*(255*[.A57]-[.$B$2]*[.$B$1])/(255-[.$B$2])/[.$B$1]" office:value-type="float" office:value="579.313636363636" calcext:value-type="float">
            <text:p>579</text:p>
          </table:table-cell>
        </table:table-row>
        <table:table-row table:style-name="ro1">
          <table:table-cell table:formula="of:=[.A57]+[.$B$1]/100" office:value-type="float" office:value="520" calcext:value-type="float">
            <text:p>520</text:p>
          </table:table-cell>
          <table:table-cell table:formula="of:=IF(255*[.A58]/[.$B$1]&gt;[.$B$2];[.D58];255)" office:value-type="float" office:value="255" calcext:value-type="float">
            <text:p>255</text:p>
          </table:table-cell>
          <table:table-cell table:formula="of:=255-[.B58]" office:value-type="float" office:value="0" calcext:value-type="float">
            <text:p>0</text:p>
          </table:table-cell>
          <table:table-cell table:formula="of:=255-255*(255*[.A58]-[.$B$2]*[.$B$1])/(255-[.$B$2])/[.$B$1]" office:value-type="float" office:value="567.490909090909" calcext:value-type="float">
            <text:p>567</text:p>
          </table:table-cell>
        </table:table-row>
        <table:table-row table:style-name="ro1">
          <table:table-cell table:formula="of:=[.A58]+[.$B$1]/100" office:value-type="float" office:value="530" calcext:value-type="float">
            <text:p>530</text:p>
          </table:table-cell>
          <table:table-cell table:formula="of:=IF(255*[.A59]/[.$B$1]&gt;[.$B$2];[.D59];255)" office:value-type="float" office:value="255" calcext:value-type="float">
            <text:p>255</text:p>
          </table:table-cell>
          <table:table-cell table:formula="of:=255-[.B59]" office:value-type="float" office:value="0" calcext:value-type="float">
            <text:p>0</text:p>
          </table:table-cell>
          <table:table-cell table:formula="of:=255-255*(255*[.A59]-[.$B$2]*[.$B$1])/(255-[.$B$2])/[.$B$1]" office:value-type="float" office:value="555.668181818182" calcext:value-type="float">
            <text:p>556</text:p>
          </table:table-cell>
        </table:table-row>
        <table:table-row table:style-name="ro1">
          <table:table-cell table:formula="of:=[.A59]+[.$B$1]/100" office:value-type="float" office:value="540" calcext:value-type="float">
            <text:p>540</text:p>
          </table:table-cell>
          <table:table-cell table:formula="of:=IF(255*[.A60]/[.$B$1]&gt;[.$B$2];[.D60];255)" office:value-type="float" office:value="255" calcext:value-type="float">
            <text:p>255</text:p>
          </table:table-cell>
          <table:table-cell table:formula="of:=255-[.B60]" office:value-type="float" office:value="0" calcext:value-type="float">
            <text:p>0</text:p>
          </table:table-cell>
          <table:table-cell table:formula="of:=255-255*(255*[.A60]-[.$B$2]*[.$B$1])/(255-[.$B$2])/[.$B$1]" office:value-type="float" office:value="543.845454545455" calcext:value-type="float">
            <text:p>544</text:p>
          </table:table-cell>
        </table:table-row>
        <table:table-row table:style-name="ro1">
          <table:table-cell table:formula="of:=[.A60]+[.$B$1]/100" office:value-type="float" office:value="550" calcext:value-type="float">
            <text:p>550</text:p>
          </table:table-cell>
          <table:table-cell table:formula="of:=IF(255*[.A61]/[.$B$1]&gt;[.$B$2];[.D61];255)" office:value-type="float" office:value="255" calcext:value-type="float">
            <text:p>255</text:p>
          </table:table-cell>
          <table:table-cell table:formula="of:=255-[.B61]" office:value-type="float" office:value="0" calcext:value-type="float">
            <text:p>0</text:p>
          </table:table-cell>
          <table:table-cell table:formula="of:=255-255*(255*[.A61]-[.$B$2]*[.$B$1])/(255-[.$B$2])/[.$B$1]" office:value-type="float" office:value="532.022727272727" calcext:value-type="float">
            <text:p>532</text:p>
          </table:table-cell>
        </table:table-row>
        <table:table-row table:style-name="ro1">
          <table:table-cell table:formula="of:=[.A61]+[.$B$1]/100" office:value-type="float" office:value="560" calcext:value-type="float">
            <text:p>560</text:p>
          </table:table-cell>
          <table:table-cell table:formula="of:=IF(255*[.A62]/[.$B$1]&gt;[.$B$2];[.D62];255)" office:value-type="float" office:value="255" calcext:value-type="float">
            <text:p>255</text:p>
          </table:table-cell>
          <table:table-cell table:formula="of:=255-[.B62]" office:value-type="float" office:value="0" calcext:value-type="float">
            <text:p>0</text:p>
          </table:table-cell>
          <table:table-cell table:formula="of:=255-255*(255*[.A62]-[.$B$2]*[.$B$1])/(255-[.$B$2])/[.$B$1]" office:value-type="float" office:value="520.2" calcext:value-type="float">
            <text:p>520</text:p>
          </table:table-cell>
        </table:table-row>
        <table:table-row table:style-name="ro1">
          <table:table-cell table:formula="of:=[.A62]+[.$B$1]/100" office:value-type="float" office:value="570" calcext:value-type="float">
            <text:p>570</text:p>
          </table:table-cell>
          <table:table-cell table:formula="of:=IF(255*[.A63]/[.$B$1]&gt;[.$B$2];[.D63];255)" office:value-type="float" office:value="255" calcext:value-type="float">
            <text:p>255</text:p>
          </table:table-cell>
          <table:table-cell table:formula="of:=255-[.B63]" office:value-type="float" office:value="0" calcext:value-type="float">
            <text:p>0</text:p>
          </table:table-cell>
          <table:table-cell table:formula="of:=255-255*(255*[.A63]-[.$B$2]*[.$B$1])/(255-[.$B$2])/[.$B$1]" office:value-type="float" office:value="508.377272727273" calcext:value-type="float">
            <text:p>508</text:p>
          </table:table-cell>
        </table:table-row>
        <table:table-row table:style-name="ro1">
          <table:table-cell table:formula="of:=[.A63]+[.$B$1]/100" office:value-type="float" office:value="580" calcext:value-type="float">
            <text:p>580</text:p>
          </table:table-cell>
          <table:table-cell table:formula="of:=IF(255*[.A64]/[.$B$1]&gt;[.$B$2];[.D64];255)" office:value-type="float" office:value="255" calcext:value-type="float">
            <text:p>255</text:p>
          </table:table-cell>
          <table:table-cell table:formula="of:=255-[.B64]" office:value-type="float" office:value="0" calcext:value-type="float">
            <text:p>0</text:p>
          </table:table-cell>
          <table:table-cell table:formula="of:=255-255*(255*[.A64]-[.$B$2]*[.$B$1])/(255-[.$B$2])/[.$B$1]" office:value-type="float" office:value="496.554545454545" calcext:value-type="float">
            <text:p>497</text:p>
          </table:table-cell>
        </table:table-row>
        <table:table-row table:style-name="ro1">
          <table:table-cell table:formula="of:=[.A64]+[.$B$1]/100" office:value-type="float" office:value="590" calcext:value-type="float">
            <text:p>590</text:p>
          </table:table-cell>
          <table:table-cell table:formula="of:=IF(255*[.A65]/[.$B$1]&gt;[.$B$2];[.D65];255)" office:value-type="float" office:value="255" calcext:value-type="float">
            <text:p>255</text:p>
          </table:table-cell>
          <table:table-cell table:formula="of:=255-[.B65]" office:value-type="float" office:value="0" calcext:value-type="float">
            <text:p>0</text:p>
          </table:table-cell>
          <table:table-cell table:formula="of:=255-255*(255*[.A65]-[.$B$2]*[.$B$1])/(255-[.$B$2])/[.$B$1]" office:value-type="float" office:value="484.731818181818" calcext:value-type="float">
            <text:p>485</text:p>
          </table:table-cell>
        </table:table-row>
        <table:table-row table:style-name="ro1">
          <table:table-cell table:formula="of:=[.A65]+[.$B$1]/100" office:value-type="float" office:value="600" calcext:value-type="float">
            <text:p>600</text:p>
          </table:table-cell>
          <table:table-cell table:formula="of:=IF(255*[.A66]/[.$B$1]&gt;[.$B$2];[.D66];255)" office:value-type="float" office:value="255" calcext:value-type="float">
            <text:p>255</text:p>
          </table:table-cell>
          <table:table-cell table:formula="of:=255-[.B66]" office:value-type="float" office:value="0" calcext:value-type="float">
            <text:p>0</text:p>
          </table:table-cell>
          <table:table-cell table:formula="of:=255-255*(255*[.A66]-[.$B$2]*[.$B$1])/(255-[.$B$2])/[.$B$1]" office:value-type="float" office:value="472.909090909091" calcext:value-type="float">
            <text:p>473</text:p>
          </table:table-cell>
        </table:table-row>
        <table:table-row table:style-name="ro1">
          <table:table-cell table:formula="of:=[.A66]+[.$B$1]/100" office:value-type="float" office:value="610" calcext:value-type="float">
            <text:p>610</text:p>
          </table:table-cell>
          <table:table-cell table:formula="of:=IF(255*[.A67]/[.$B$1]&gt;[.$B$2];[.D67];255)" office:value-type="float" office:value="255" calcext:value-type="float">
            <text:p>255</text:p>
          </table:table-cell>
          <table:table-cell table:formula="of:=255-[.B67]" office:value-type="float" office:value="0" calcext:value-type="float">
            <text:p>0</text:p>
          </table:table-cell>
          <table:table-cell table:formula="of:=255-255*(255*[.A67]-[.$B$2]*[.$B$1])/(255-[.$B$2])/[.$B$1]" office:value-type="float" office:value="461.086363636364" calcext:value-type="float">
            <text:p>461</text:p>
          </table:table-cell>
        </table:table-row>
        <table:table-row table:style-name="ro1">
          <table:table-cell table:formula="of:=[.A67]+[.$B$1]/100" office:value-type="float" office:value="620" calcext:value-type="float">
            <text:p>620</text:p>
          </table:table-cell>
          <table:table-cell table:formula="of:=IF(255*[.A68]/[.$B$1]&gt;[.$B$2];[.D68];255)" office:value-type="float" office:value="255" calcext:value-type="float">
            <text:p>255</text:p>
          </table:table-cell>
          <table:table-cell table:formula="of:=255-[.B68]" office:value-type="float" office:value="0" calcext:value-type="float">
            <text:p>0</text:p>
          </table:table-cell>
          <table:table-cell table:formula="of:=255-255*(255*[.A68]-[.$B$2]*[.$B$1])/(255-[.$B$2])/[.$B$1]" office:value-type="float" office:value="449.263636363636" calcext:value-type="float">
            <text:p>449</text:p>
          </table:table-cell>
        </table:table-row>
        <table:table-row table:style-name="ro1">
          <table:table-cell table:formula="of:=[.A68]+[.$B$1]/100" office:value-type="float" office:value="630" calcext:value-type="float">
            <text:p>630</text:p>
          </table:table-cell>
          <table:table-cell table:formula="of:=IF(255*[.A69]/[.$B$1]&gt;[.$B$2];[.D69];255)" office:value-type="float" office:value="255" calcext:value-type="float">
            <text:p>255</text:p>
          </table:table-cell>
          <table:table-cell table:formula="of:=255-[.B69]" office:value-type="float" office:value="0" calcext:value-type="float">
            <text:p>0</text:p>
          </table:table-cell>
          <table:table-cell table:formula="of:=255-255*(255*[.A69]-[.$B$2]*[.$B$1])/(255-[.$B$2])/[.$B$1]" office:value-type="float" office:value="437.440909090909" calcext:value-type="float">
            <text:p>437</text:p>
          </table:table-cell>
        </table:table-row>
        <table:table-row table:style-name="ro1">
          <table:table-cell table:formula="of:=[.A69]+[.$B$1]/100" office:value-type="float" office:value="640" calcext:value-type="float">
            <text:p>640</text:p>
          </table:table-cell>
          <table:table-cell table:formula="of:=IF(255*[.A70]/[.$B$1]&gt;[.$B$2];[.D70];255)" office:value-type="float" office:value="255" calcext:value-type="float">
            <text:p>255</text:p>
          </table:table-cell>
          <table:table-cell table:formula="of:=255-[.B70]" office:value-type="float" office:value="0" calcext:value-type="float">
            <text:p>0</text:p>
          </table:table-cell>
          <table:table-cell table:formula="of:=255-255*(255*[.A70]-[.$B$2]*[.$B$1])/(255-[.$B$2])/[.$B$1]" office:value-type="float" office:value="425.618181818182" calcext:value-type="float">
            <text:p>426</text:p>
          </table:table-cell>
        </table:table-row>
        <table:table-row table:style-name="ro1">
          <table:table-cell table:formula="of:=[.A70]+[.$B$1]/100" office:value-type="float" office:value="650" calcext:value-type="float">
            <text:p>650</text:p>
          </table:table-cell>
          <table:table-cell table:formula="of:=IF(255*[.A71]/[.$B$1]&gt;[.$B$2];[.D71];255)" office:value-type="float" office:value="255" calcext:value-type="float">
            <text:p>255</text:p>
          </table:table-cell>
          <table:table-cell table:formula="of:=255-[.B71]" office:value-type="float" office:value="0" calcext:value-type="float">
            <text:p>0</text:p>
          </table:table-cell>
          <table:table-cell table:formula="of:=255-255*(255*[.A71]-[.$B$2]*[.$B$1])/(255-[.$B$2])/[.$B$1]" office:value-type="float" office:value="413.795454545455" calcext:value-type="float">
            <text:p>414</text:p>
          </table:table-cell>
        </table:table-row>
        <table:table-row table:style-name="ro1">
          <table:table-cell table:formula="of:=[.A71]+[.$B$1]/100" office:value-type="float" office:value="660" calcext:value-type="float">
            <text:p>660</text:p>
          </table:table-cell>
          <table:table-cell table:formula="of:=IF(255*[.A72]/[.$B$1]&gt;[.$B$2];[.D72];255)" office:value-type="float" office:value="255" calcext:value-type="float">
            <text:p>255</text:p>
          </table:table-cell>
          <table:table-cell table:formula="of:=255-[.B72]" office:value-type="float" office:value="0" calcext:value-type="float">
            <text:p>0</text:p>
          </table:table-cell>
          <table:table-cell table:formula="of:=255-255*(255*[.A72]-[.$B$2]*[.$B$1])/(255-[.$B$2])/[.$B$1]" office:value-type="float" office:value="401.972727272727" calcext:value-type="float">
            <text:p>402</text:p>
          </table:table-cell>
        </table:table-row>
        <table:table-row table:style-name="ro1">
          <table:table-cell table:formula="of:=[.A72]+[.$B$1]/100" office:value-type="float" office:value="670" calcext:value-type="float">
            <text:p>670</text:p>
          </table:table-cell>
          <table:table-cell table:formula="of:=IF(255*[.A73]/[.$B$1]&gt;[.$B$2];[.D73];255)" office:value-type="float" office:value="255" calcext:value-type="float">
            <text:p>255</text:p>
          </table:table-cell>
          <table:table-cell table:formula="of:=255-[.B73]" office:value-type="float" office:value="0" calcext:value-type="float">
            <text:p>0</text:p>
          </table:table-cell>
          <table:table-cell table:formula="of:=255-255*(255*[.A73]-[.$B$2]*[.$B$1])/(255-[.$B$2])/[.$B$1]" office:value-type="float" office:value="390.15" calcext:value-type="float">
            <text:p>390</text:p>
          </table:table-cell>
        </table:table-row>
        <table:table-row table:style-name="ro1">
          <table:table-cell table:formula="of:=[.A73]+[.$B$1]/100" office:value-type="float" office:value="680" calcext:value-type="float">
            <text:p>680</text:p>
          </table:table-cell>
          <table:table-cell table:formula="of:=IF(255*[.A74]/[.$B$1]&gt;[.$B$2];[.D74];255)" office:value-type="float" office:value="255" calcext:value-type="float">
            <text:p>255</text:p>
          </table:table-cell>
          <table:table-cell table:formula="of:=255-[.B74]" office:value-type="float" office:value="0" calcext:value-type="float">
            <text:p>0</text:p>
          </table:table-cell>
          <table:table-cell table:formula="of:=255-255*(255*[.A74]-[.$B$2]*[.$B$1])/(255-[.$B$2])/[.$B$1]" office:value-type="float" office:value="378.327272727273" calcext:value-type="float">
            <text:p>378</text:p>
          </table:table-cell>
        </table:table-row>
        <table:table-row table:style-name="ro1">
          <table:table-cell table:formula="of:=[.A74]+[.$B$1]/100" office:value-type="float" office:value="690" calcext:value-type="float">
            <text:p>690</text:p>
          </table:table-cell>
          <table:table-cell table:formula="of:=IF(255*[.A75]/[.$B$1]&gt;[.$B$2];[.D75];255)" office:value-type="float" office:value="255" calcext:value-type="float">
            <text:p>255</text:p>
          </table:table-cell>
          <table:table-cell table:formula="of:=255-[.B75]" office:value-type="float" office:value="0" calcext:value-type="float">
            <text:p>0</text:p>
          </table:table-cell>
          <table:table-cell table:formula="of:=255-255*(255*[.A75]-[.$B$2]*[.$B$1])/(255-[.$B$2])/[.$B$1]" office:value-type="float" office:value="366.504545454545" calcext:value-type="float">
            <text:p>367</text:p>
          </table:table-cell>
        </table:table-row>
        <table:table-row table:style-name="ro1">
          <table:table-cell table:formula="of:=[.A75]+[.$B$1]/100" office:value-type="float" office:value="700" calcext:value-type="float">
            <text:p>700</text:p>
          </table:table-cell>
          <table:table-cell table:formula="of:=IF(255*[.A76]/[.$B$1]&gt;[.$B$2];[.D76];255)" office:value-type="float" office:value="255" calcext:value-type="float">
            <text:p>255</text:p>
          </table:table-cell>
          <table:table-cell table:formula="of:=255-[.B76]" office:value-type="float" office:value="0" calcext:value-type="float">
            <text:p>0</text:p>
          </table:table-cell>
          <table:table-cell table:formula="of:=255-255*(255*[.A76]-[.$B$2]*[.$B$1])/(255-[.$B$2])/[.$B$1]" office:value-type="float" office:value="354.681818181818" calcext:value-type="float">
            <text:p>355</text:p>
          </table:table-cell>
        </table:table-row>
        <table:table-row table:style-name="ro1">
          <table:table-cell table:formula="of:=[.A76]+[.$B$1]/100" office:value-type="float" office:value="710" calcext:value-type="float">
            <text:p>710</text:p>
          </table:table-cell>
          <table:table-cell table:formula="of:=IF(255*[.A77]/[.$B$1]&gt;[.$B$2];[.D77];255)" office:value-type="float" office:value="255" calcext:value-type="float">
            <text:p>255</text:p>
          </table:table-cell>
          <table:table-cell table:formula="of:=255-[.B77]" office:value-type="float" office:value="0" calcext:value-type="float">
            <text:p>0</text:p>
          </table:table-cell>
          <table:table-cell table:formula="of:=255-255*(255*[.A77]-[.$B$2]*[.$B$1])/(255-[.$B$2])/[.$B$1]" office:value-type="float" office:value="342.859090909091" calcext:value-type="float">
            <text:p>343</text:p>
          </table:table-cell>
        </table:table-row>
        <table:table-row table:style-name="ro1">
          <table:table-cell table:formula="of:=[.A77]+[.$B$1]/100" office:value-type="float" office:value="720" calcext:value-type="float">
            <text:p>720</text:p>
          </table:table-cell>
          <table:table-cell table:formula="of:=IF(255*[.A78]/[.$B$1]&gt;[.$B$2];[.D78];255)" office:value-type="float" office:value="255" calcext:value-type="float">
            <text:p>255</text:p>
          </table:table-cell>
          <table:table-cell table:formula="of:=255-[.B78]" office:value-type="float" office:value="0" calcext:value-type="float">
            <text:p>0</text:p>
          </table:table-cell>
          <table:table-cell table:formula="of:=255-255*(255*[.A78]-[.$B$2]*[.$B$1])/(255-[.$B$2])/[.$B$1]" office:value-type="float" office:value="331.036363636364" calcext:value-type="float">
            <text:p>331</text:p>
          </table:table-cell>
        </table:table-row>
        <table:table-row table:style-name="ro1">
          <table:table-cell table:formula="of:=[.A78]+[.$B$1]/100" office:value-type="float" office:value="730" calcext:value-type="float">
            <text:p>730</text:p>
          </table:table-cell>
          <table:table-cell table:formula="of:=IF(255*[.A79]/[.$B$1]&gt;[.$B$2];[.D79];255)" office:value-type="float" office:value="255" calcext:value-type="float">
            <text:p>255</text:p>
          </table:table-cell>
          <table:table-cell table:formula="of:=255-[.B79]" office:value-type="float" office:value="0" calcext:value-type="float">
            <text:p>0</text:p>
          </table:table-cell>
          <table:table-cell table:formula="of:=255-255*(255*[.A79]-[.$B$2]*[.$B$1])/(255-[.$B$2])/[.$B$1]" office:value-type="float" office:value="319.213636363636" calcext:value-type="float">
            <text:p>319</text:p>
          </table:table-cell>
        </table:table-row>
        <table:table-row table:style-name="ro1">
          <table:table-cell table:formula="of:=[.A79]+[.$B$1]/100" office:value-type="float" office:value="740" calcext:value-type="float">
            <text:p>740</text:p>
          </table:table-cell>
          <table:table-cell table:formula="of:=IF(255*[.A80]/[.$B$1]&gt;[.$B$2];[.D80];255)" office:value-type="float" office:value="255" calcext:value-type="float">
            <text:p>255</text:p>
          </table:table-cell>
          <table:table-cell table:formula="of:=255-[.B80]" office:value-type="float" office:value="0" calcext:value-type="float">
            <text:p>0</text:p>
          </table:table-cell>
          <table:table-cell table:formula="of:=255-255*(255*[.A80]-[.$B$2]*[.$B$1])/(255-[.$B$2])/[.$B$1]" office:value-type="float" office:value="307.390909090909" calcext:value-type="float">
            <text:p>307</text:p>
          </table:table-cell>
        </table:table-row>
        <table:table-row table:style-name="ro1">
          <table:table-cell table:formula="of:=[.A80]+[.$B$1]/100" office:value-type="float" office:value="750" calcext:value-type="float">
            <text:p>750</text:p>
          </table:table-cell>
          <table:table-cell table:formula="of:=IF(255*[.A81]/[.$B$1]&gt;[.$B$2];[.D81];255)" office:value-type="float" office:value="255" calcext:value-type="float">
            <text:p>255</text:p>
          </table:table-cell>
          <table:table-cell table:formula="of:=255-[.B81]" office:value-type="float" office:value="0" calcext:value-type="float">
            <text:p>0</text:p>
          </table:table-cell>
          <table:table-cell table:formula="of:=255-255*(255*[.A81]-[.$B$2]*[.$B$1])/(255-[.$B$2])/[.$B$1]" office:value-type="float" office:value="295.568181818182" calcext:value-type="float">
            <text:p>296</text:p>
          </table:table-cell>
        </table:table-row>
        <table:table-row table:style-name="ro1">
          <table:table-cell table:formula="of:=[.A81]+[.$B$1]/100" office:value-type="float" office:value="760" calcext:value-type="float">
            <text:p>760</text:p>
          </table:table-cell>
          <table:table-cell table:formula="of:=IF(255*[.A82]/[.$B$1]&gt;[.$B$2];[.D82];255)" office:value-type="float" office:value="255" calcext:value-type="float">
            <text:p>255</text:p>
          </table:table-cell>
          <table:table-cell table:formula="of:=255-[.B82]" office:value-type="float" office:value="0" calcext:value-type="float">
            <text:p>0</text:p>
          </table:table-cell>
          <table:table-cell table:formula="of:=255-255*(255*[.A82]-[.$B$2]*[.$B$1])/(255-[.$B$2])/[.$B$1]" office:value-type="float" office:value="283.745454545455" calcext:value-type="float">
            <text:p>284</text:p>
          </table:table-cell>
        </table:table-row>
        <table:table-row table:style-name="ro1">
          <table:table-cell table:formula="of:=[.A82]+[.$B$1]/100" office:value-type="float" office:value="770" calcext:value-type="float">
            <text:p>770</text:p>
          </table:table-cell>
          <table:table-cell table:formula="of:=IF(255*[.A83]/[.$B$1]&gt;[.$B$2];[.D83];255)" office:value-type="float" office:value="255" calcext:value-type="float">
            <text:p>255</text:p>
          </table:table-cell>
          <table:table-cell table:formula="of:=255-[.B83]" office:value-type="float" office:value="0" calcext:value-type="float">
            <text:p>0</text:p>
          </table:table-cell>
          <table:table-cell table:formula="of:=255-255*(255*[.A83]-[.$B$2]*[.$B$1])/(255-[.$B$2])/[.$B$1]" office:value-type="float" office:value="271.922727272727" calcext:value-type="float">
            <text:p>272</text:p>
          </table:table-cell>
        </table:table-row>
        <table:table-row table:style-name="ro1">
          <table:table-cell table:formula="of:=[.A83]+[.$B$1]/100" office:value-type="float" office:value="780" calcext:value-type="float">
            <text:p>780</text:p>
          </table:table-cell>
          <table:table-cell table:formula="of:=IF(255*[.A84]/[.$B$1]&gt;[.$B$2];[.D84];255)" office:value-type="float" office:value="255" calcext:value-type="float">
            <text:p>255</text:p>
          </table:table-cell>
          <table:table-cell table:formula="of:=255-[.B84]" office:value-type="float" office:value="0" calcext:value-type="float">
            <text:p>0</text:p>
          </table:table-cell>
          <table:table-cell table:formula="of:=255-255*(255*[.A84]-[.$B$2]*[.$B$1])/(255-[.$B$2])/[.$B$1]" office:value-type="float" office:value="260.1" calcext:value-type="float">
            <text:p>260</text:p>
          </table:table-cell>
        </table:table-row>
        <table:table-row table:style-name="ro1">
          <table:table-cell table:formula="of:=[.A84]+[.$B$1]/100" office:value-type="float" office:value="790" calcext:value-type="float">
            <text:p>790</text:p>
          </table:table-cell>
          <table:table-cell table:formula="of:=IF(255*[.A85]/[.$B$1]&gt;[.$B$2];[.D85];255)" office:value-type="float" office:value="248.277272727273" calcext:value-type="float">
            <text:p>248</text:p>
          </table:table-cell>
          <table:table-cell table:formula="of:=255-[.B85]" office:value-type="float" office:value="6.72272727272727" calcext:value-type="float">
            <text:p>7</text:p>
          </table:table-cell>
          <table:table-cell table:formula="of:=255-255*(255*[.A85]-[.$B$2]*[.$B$1])/(255-[.$B$2])/[.$B$1]" office:value-type="float" office:value="248.277272727273" calcext:value-type="float">
            <text:p>248</text:p>
          </table:table-cell>
        </table:table-row>
        <table:table-row table:style-name="ro1">
          <table:table-cell table:formula="of:=[.A85]+[.$B$1]/100" office:value-type="float" office:value="800" calcext:value-type="float">
            <text:p>800</text:p>
          </table:table-cell>
          <table:table-cell table:formula="of:=IF(255*[.A86]/[.$B$1]&gt;[.$B$2];[.D86];255)" office:value-type="float" office:value="236.454545454545" calcext:value-type="float">
            <text:p>236</text:p>
          </table:table-cell>
          <table:table-cell table:formula="of:=255-[.B86]" office:value-type="float" office:value="18.5454545454545" calcext:value-type="float">
            <text:p>19</text:p>
          </table:table-cell>
          <table:table-cell table:formula="of:=255-255*(255*[.A86]-[.$B$2]*[.$B$1])/(255-[.$B$2])/[.$B$1]" office:value-type="float" office:value="236.454545454545" calcext:value-type="float">
            <text:p>236</text:p>
          </table:table-cell>
        </table:table-row>
        <table:table-row table:style-name="ro1">
          <table:table-cell table:formula="of:=[.A86]+[.$B$1]/100" office:value-type="float" office:value="810" calcext:value-type="float">
            <text:p>810</text:p>
          </table:table-cell>
          <table:table-cell table:formula="of:=IF(255*[.A87]/[.$B$1]&gt;[.$B$2];[.D87];255)" office:value-type="float" office:value="224.631818181818" calcext:value-type="float">
            <text:p>225</text:p>
          </table:table-cell>
          <table:table-cell table:formula="of:=255-[.B87]" office:value-type="float" office:value="30.3681818181818" calcext:value-type="float">
            <text:p>30</text:p>
          </table:table-cell>
          <table:table-cell table:formula="of:=255-255*(255*[.A87]-[.$B$2]*[.$B$1])/(255-[.$B$2])/[.$B$1]" office:value-type="float" office:value="224.631818181818" calcext:value-type="float">
            <text:p>225</text:p>
          </table:table-cell>
        </table:table-row>
        <table:table-row table:style-name="ro1">
          <table:table-cell table:formula="of:=[.A87]+[.$B$1]/100" office:value-type="float" office:value="820" calcext:value-type="float">
            <text:p>820</text:p>
          </table:table-cell>
          <table:table-cell table:formula="of:=IF(255*[.A88]/[.$B$1]&gt;[.$B$2];[.D88];255)" office:value-type="float" office:value="212.809090909091" calcext:value-type="float">
            <text:p>213</text:p>
          </table:table-cell>
          <table:table-cell table:formula="of:=255-[.B88]" office:value-type="float" office:value="42.1909090909091" calcext:value-type="float">
            <text:p>42</text:p>
          </table:table-cell>
          <table:table-cell table:formula="of:=255-255*(255*[.A88]-[.$B$2]*[.$B$1])/(255-[.$B$2])/[.$B$1]" office:value-type="float" office:value="212.809090909091" calcext:value-type="float">
            <text:p>213</text:p>
          </table:table-cell>
        </table:table-row>
        <table:table-row table:style-name="ro1">
          <table:table-cell table:formula="of:=[.A88]+[.$B$1]/100" office:value-type="float" office:value="830" calcext:value-type="float">
            <text:p>830</text:p>
          </table:table-cell>
          <table:table-cell table:formula="of:=IF(255*[.A89]/[.$B$1]&gt;[.$B$2];[.D89];255)" office:value-type="float" office:value="200.986363636364" calcext:value-type="float">
            <text:p>201</text:p>
          </table:table-cell>
          <table:table-cell table:formula="of:=255-[.B89]" office:value-type="float" office:value="54.0136363636364" calcext:value-type="float">
            <text:p>54</text:p>
          </table:table-cell>
          <table:table-cell table:formula="of:=255-255*(255*[.A89]-[.$B$2]*[.$B$1])/(255-[.$B$2])/[.$B$1]" office:value-type="float" office:value="200.986363636364" calcext:value-type="float">
            <text:p>201</text:p>
          </table:table-cell>
        </table:table-row>
        <table:table-row table:style-name="ro1">
          <table:table-cell table:formula="of:=[.A89]+[.$B$1]/100" office:value-type="float" office:value="840" calcext:value-type="float">
            <text:p>840</text:p>
          </table:table-cell>
          <table:table-cell table:formula="of:=IF(255*[.A90]/[.$B$1]&gt;[.$B$2];[.D90];255)" office:value-type="float" office:value="189.163636363636" calcext:value-type="float">
            <text:p>189</text:p>
          </table:table-cell>
          <table:table-cell table:formula="of:=255-[.B90]" office:value-type="float" office:value="65.8363636363636" calcext:value-type="float">
            <text:p>66</text:p>
          </table:table-cell>
          <table:table-cell table:formula="of:=255-255*(255*[.A90]-[.$B$2]*[.$B$1])/(255-[.$B$2])/[.$B$1]" office:value-type="float" office:value="189.163636363636" calcext:value-type="float">
            <text:p>189</text:p>
          </table:table-cell>
        </table:table-row>
        <table:table-row table:style-name="ro1">
          <table:table-cell table:formula="of:=[.A90]+[.$B$1]/100" office:value-type="float" office:value="850" calcext:value-type="float">
            <text:p>850</text:p>
          </table:table-cell>
          <table:table-cell table:formula="of:=IF(255*[.A91]/[.$B$1]&gt;[.$B$2];[.D91];255)" office:value-type="float" office:value="177.340909090909" calcext:value-type="float">
            <text:p>177</text:p>
          </table:table-cell>
          <table:table-cell table:formula="of:=255-[.B91]" office:value-type="float" office:value="77.6590909090909" calcext:value-type="float">
            <text:p>78</text:p>
          </table:table-cell>
          <table:table-cell table:formula="of:=255-255*(255*[.A91]-[.$B$2]*[.$B$1])/(255-[.$B$2])/[.$B$1]" office:value-type="float" office:value="177.340909090909" calcext:value-type="float">
            <text:p>177</text:p>
          </table:table-cell>
        </table:table-row>
        <table:table-row table:style-name="ro1">
          <table:table-cell table:formula="of:=[.A91]+[.$B$1]/100" office:value-type="float" office:value="860" calcext:value-type="float">
            <text:p>860</text:p>
          </table:table-cell>
          <table:table-cell table:formula="of:=IF(255*[.A92]/[.$B$1]&gt;[.$B$2];[.D92];255)" office:value-type="float" office:value="165.518181818182" calcext:value-type="float">
            <text:p>166</text:p>
          </table:table-cell>
          <table:table-cell table:formula="of:=255-[.B92]" office:value-type="float" office:value="89.4818181818182" calcext:value-type="float">
            <text:p>89</text:p>
          </table:table-cell>
          <table:table-cell table:formula="of:=255-255*(255*[.A92]-[.$B$2]*[.$B$1])/(255-[.$B$2])/[.$B$1]" office:value-type="float" office:value="165.518181818182" calcext:value-type="float">
            <text:p>166</text:p>
          </table:table-cell>
        </table:table-row>
        <table:table-row table:style-name="ro1">
          <table:table-cell table:formula="of:=[.A92]+[.$B$1]/100" office:value-type="float" office:value="870" calcext:value-type="float">
            <text:p>870</text:p>
          </table:table-cell>
          <table:table-cell table:formula="of:=IF(255*[.A93]/[.$B$1]&gt;[.$B$2];[.D93];255)" office:value-type="float" office:value="153.695454545455" calcext:value-type="float">
            <text:p>154</text:p>
          </table:table-cell>
          <table:table-cell table:formula="of:=255-[.B93]" office:value-type="float" office:value="101.304545454545" calcext:value-type="float">
            <text:p>101</text:p>
          </table:table-cell>
          <table:table-cell table:formula="of:=255-255*(255*[.A93]-[.$B$2]*[.$B$1])/(255-[.$B$2])/[.$B$1]" office:value-type="float" office:value="153.695454545455" calcext:value-type="float">
            <text:p>154</text:p>
          </table:table-cell>
        </table:table-row>
        <table:table-row table:style-name="ro1">
          <table:table-cell table:formula="of:=[.A93]+[.$B$1]/100" office:value-type="float" office:value="880" calcext:value-type="float">
            <text:p>880</text:p>
          </table:table-cell>
          <table:table-cell table:formula="of:=IF(255*[.A94]/[.$B$1]&gt;[.$B$2];[.D94];255)" office:value-type="float" office:value="141.872727272727" calcext:value-type="float">
            <text:p>142</text:p>
          </table:table-cell>
          <table:table-cell table:formula="of:=255-[.B94]" office:value-type="float" office:value="113.127272727273" calcext:value-type="float">
            <text:p>113</text:p>
          </table:table-cell>
          <table:table-cell table:formula="of:=255-255*(255*[.A94]-[.$B$2]*[.$B$1])/(255-[.$B$2])/[.$B$1]" office:value-type="float" office:value="141.872727272727" calcext:value-type="float">
            <text:p>142</text:p>
          </table:table-cell>
        </table:table-row>
        <table:table-row table:style-name="ro1">
          <table:table-cell table:formula="of:=[.A94]+[.$B$1]/100" office:value-type="float" office:value="890" calcext:value-type="float">
            <text:p>890</text:p>
          </table:table-cell>
          <table:table-cell table:formula="of:=IF(255*[.A95]/[.$B$1]&gt;[.$B$2];[.D95];255)" office:value-type="float" office:value="130.05" calcext:value-type="float">
            <text:p>130</text:p>
          </table:table-cell>
          <table:table-cell table:formula="of:=255-[.B95]" office:value-type="float" office:value="124.95" calcext:value-type="float">
            <text:p>125</text:p>
          </table:table-cell>
          <table:table-cell table:formula="of:=255-255*(255*[.A95]-[.$B$2]*[.$B$1])/(255-[.$B$2])/[.$B$1]" office:value-type="float" office:value="130.05" calcext:value-type="float">
            <text:p>130</text:p>
          </table:table-cell>
        </table:table-row>
        <table:table-row table:style-name="ro1">
          <table:table-cell table:formula="of:=[.A95]+[.$B$1]/100" office:value-type="float" office:value="900" calcext:value-type="float">
            <text:p>900</text:p>
          </table:table-cell>
          <table:table-cell table:formula="of:=IF(255*[.A96]/[.$B$1]&gt;[.$B$2];[.D96];255)" office:value-type="float" office:value="118.227272727273" calcext:value-type="float">
            <text:p>118</text:p>
          </table:table-cell>
          <table:table-cell table:formula="of:=255-[.B96]" office:value-type="float" office:value="136.772727272727" calcext:value-type="float">
            <text:p>137</text:p>
          </table:table-cell>
          <table:table-cell table:formula="of:=255-255*(255*[.A96]-[.$B$2]*[.$B$1])/(255-[.$B$2])/[.$B$1]" office:value-type="float" office:value="118.227272727273" calcext:value-type="float">
            <text:p>118</text:p>
          </table:table-cell>
        </table:table-row>
        <table:table-row table:style-name="ro1">
          <table:table-cell table:formula="of:=[.A96]+[.$B$1]/100" office:value-type="float" office:value="910" calcext:value-type="float">
            <text:p>910</text:p>
          </table:table-cell>
          <table:table-cell table:formula="of:=IF(255*[.A97]/[.$B$1]&gt;[.$B$2];[.D97];255)" office:value-type="float" office:value="106.404545454545" calcext:value-type="float">
            <text:p>106</text:p>
          </table:table-cell>
          <table:table-cell table:formula="of:=255-[.B97]" office:value-type="float" office:value="148.595454545455" calcext:value-type="float">
            <text:p>149</text:p>
          </table:table-cell>
          <table:table-cell table:formula="of:=255-255*(255*[.A97]-[.$B$2]*[.$B$1])/(255-[.$B$2])/[.$B$1]" office:value-type="float" office:value="106.404545454545" calcext:value-type="float">
            <text:p>106</text:p>
          </table:table-cell>
        </table:table-row>
        <table:table-row table:style-name="ro1">
          <table:table-cell table:formula="of:=[.A97]+[.$B$1]/100" office:value-type="float" office:value="920" calcext:value-type="float">
            <text:p>920</text:p>
          </table:table-cell>
          <table:table-cell table:formula="of:=IF(255*[.A98]/[.$B$1]&gt;[.$B$2];[.D98];255)" office:value-type="float" office:value="94.5818181818182" calcext:value-type="float">
            <text:p>95</text:p>
          </table:table-cell>
          <table:table-cell table:formula="of:=255-[.B98]" office:value-type="float" office:value="160.418181818182" calcext:value-type="float">
            <text:p>160</text:p>
          </table:table-cell>
          <table:table-cell table:formula="of:=255-255*(255*[.A98]-[.$B$2]*[.$B$1])/(255-[.$B$2])/[.$B$1]" office:value-type="float" office:value="94.5818181818182" calcext:value-type="float">
            <text:p>95</text:p>
          </table:table-cell>
        </table:table-row>
        <table:table-row table:style-name="ro1">
          <table:table-cell table:formula="of:=[.A98]+[.$B$1]/100" office:value-type="float" office:value="930" calcext:value-type="float">
            <text:p>930</text:p>
          </table:table-cell>
          <table:table-cell table:formula="of:=IF(255*[.A99]/[.$B$1]&gt;[.$B$2];[.D99];255)" office:value-type="float" office:value="82.7590909090909" calcext:value-type="float">
            <text:p>83</text:p>
          </table:table-cell>
          <table:table-cell table:formula="of:=255-[.B99]" office:value-type="float" office:value="172.240909090909" calcext:value-type="float">
            <text:p>172</text:p>
          </table:table-cell>
          <table:table-cell table:formula="of:=255-255*(255*[.A99]-[.$B$2]*[.$B$1])/(255-[.$B$2])/[.$B$1]" office:value-type="float" office:value="82.7590909090909" calcext:value-type="float">
            <text:p>83</text:p>
          </table:table-cell>
        </table:table-row>
        <table:table-row table:style-name="ro1">
          <table:table-cell table:formula="of:=[.A99]+[.$B$1]/100" office:value-type="float" office:value="940" calcext:value-type="float">
            <text:p>940</text:p>
          </table:table-cell>
          <table:table-cell table:formula="of:=IF(255*[.A100]/[.$B$1]&gt;[.$B$2];[.D100];255)" office:value-type="float" office:value="70.9363636363636" calcext:value-type="float">
            <text:p>71</text:p>
          </table:table-cell>
          <table:table-cell table:formula="of:=255-[.B100]" office:value-type="float" office:value="184.063636363636" calcext:value-type="float">
            <text:p>184</text:p>
          </table:table-cell>
          <table:table-cell table:formula="of:=255-255*(255*[.A100]-[.$B$2]*[.$B$1])/(255-[.$B$2])/[.$B$1]" office:value-type="float" office:value="70.9363636363636" calcext:value-type="float">
            <text:p>71</text:p>
          </table:table-cell>
        </table:table-row>
        <table:table-row table:style-name="ro1">
          <table:table-cell table:formula="of:=[.A100]+[.$B$1]/100" office:value-type="float" office:value="950" calcext:value-type="float">
            <text:p>950</text:p>
          </table:table-cell>
          <table:table-cell table:formula="of:=IF(255*[.A101]/[.$B$1]&gt;[.$B$2];[.D101];255)" office:value-type="float" office:value="59.1136363636363" calcext:value-type="float">
            <text:p>59</text:p>
          </table:table-cell>
          <table:table-cell table:formula="of:=255-[.B101]" office:value-type="float" office:value="195.886363636364" calcext:value-type="float">
            <text:p>196</text:p>
          </table:table-cell>
          <table:table-cell table:formula="of:=255-255*(255*[.A101]-[.$B$2]*[.$B$1])/(255-[.$B$2])/[.$B$1]" office:value-type="float" office:value="59.1136363636363" calcext:value-type="float">
            <text:p>59</text:p>
          </table:table-cell>
        </table:table-row>
        <table:table-row table:style-name="ro1">
          <table:table-cell table:formula="of:=[.A101]+[.$B$1]/100" office:value-type="float" office:value="960" calcext:value-type="float">
            <text:p>960</text:p>
          </table:table-cell>
          <table:table-cell table:formula="of:=IF(255*[.A102]/[.$B$1]&gt;[.$B$2];[.D102];255)" office:value-type="float" office:value="47.2909090909091" calcext:value-type="float">
            <text:p>47</text:p>
          </table:table-cell>
          <table:table-cell table:formula="of:=255-[.B102]" office:value-type="float" office:value="207.709090909091" calcext:value-type="float">
            <text:p>208</text:p>
          </table:table-cell>
          <table:table-cell table:formula="of:=255-255*(255*[.A102]-[.$B$2]*[.$B$1])/(255-[.$B$2])/[.$B$1]" office:value-type="float" office:value="47.2909090909091" calcext:value-type="float">
            <text:p>47</text:p>
          </table:table-cell>
        </table:table-row>
        <table:table-row table:style-name="ro1">
          <table:table-cell table:formula="of:=[.A102]+[.$B$1]/100" office:value-type="float" office:value="970" calcext:value-type="float">
            <text:p>970</text:p>
          </table:table-cell>
          <table:table-cell table:formula="of:=IF(255*[.A103]/[.$B$1]&gt;[.$B$2];[.D103];255)" office:value-type="float" office:value="35.4681818181818" calcext:value-type="float">
            <text:p>35</text:p>
          </table:table-cell>
          <table:table-cell table:formula="of:=255-[.B103]" office:value-type="float" office:value="219.531818181818" calcext:value-type="float">
            <text:p>220</text:p>
          </table:table-cell>
          <table:table-cell table:formula="of:=255-255*(255*[.A103]-[.$B$2]*[.$B$1])/(255-[.$B$2])/[.$B$1]" office:value-type="float" office:value="35.4681818181818" calcext:value-type="float">
            <text:p>35</text:p>
          </table:table-cell>
        </table:table-row>
        <table:table-row table:style-name="ro1">
          <table:table-cell table:formula="of:=[.A103]+[.$B$1]/100" office:value-type="float" office:value="980" calcext:value-type="float">
            <text:p>980</text:p>
          </table:table-cell>
          <table:table-cell table:formula="of:=IF(255*[.A104]/[.$B$1]&gt;[.$B$2];[.D104];255)" office:value-type="float" office:value="23.6454545454546" calcext:value-type="float">
            <text:p>24</text:p>
          </table:table-cell>
          <table:table-cell table:formula="of:=255-[.B104]" office:value-type="float" office:value="231.354545454545" calcext:value-type="float">
            <text:p>231</text:p>
          </table:table-cell>
          <table:table-cell table:formula="of:=255-255*(255*[.A104]-[.$B$2]*[.$B$1])/(255-[.$B$2])/[.$B$1]" office:value-type="float" office:value="23.6454545454546" calcext:value-type="float">
            <text:p>24</text:p>
          </table:table-cell>
        </table:table-row>
        <table:table-row table:style-name="ro1">
          <table:table-cell table:formula="of:=[.A104]+[.$B$1]/100" office:value-type="float" office:value="990" calcext:value-type="float">
            <text:p>990</text:p>
          </table:table-cell>
          <table:table-cell table:formula="of:=IF(255*[.A105]/[.$B$1]&gt;[.$B$2];[.D105];255)" office:value-type="float" office:value="11.8227272727273" calcext:value-type="float">
            <text:p>12</text:p>
          </table:table-cell>
          <table:table-cell table:formula="of:=255-[.B105]" office:value-type="float" office:value="243.177272727273" calcext:value-type="float">
            <text:p>243</text:p>
          </table:table-cell>
          <table:table-cell table:formula="of:=255-255*(255*[.A105]-[.$B$2]*[.$B$1])/(255-[.$B$2])/[.$B$1]" office:value-type="float" office:value="11.8227272727273" calcext:value-type="float">
            <text:p>12</text:p>
          </table:table-cell>
        </table:table-row>
        <table:table-row table:style-name="ro1">
          <table:table-cell table:formula="of:=[.A105]+[.$B$1]/100" office:value-type="float" office:value="1000" calcext:value-type="float">
            <text:p>1000</text:p>
          </table:table-cell>
          <table:table-cell table:formula="of:=IF(255*[.A106]/[.$B$1]&gt;[.$B$2];[.D106];255)" office:value-type="float" office:value="0" calcext:value-type="float">
            <text:p>0</text:p>
          </table:table-cell>
          <table:table-cell table:formula="of:=255-[.B106]" office:value-type="float" office:value="255" calcext:value-type="float">
            <text:p>255</text:p>
          </table:table-cell>
          <table:table-cell table:formula="of:=255-255*(255*[.A106]-[.$B$2]*[.$B$1])/(255-[.$B$2])/[.$B$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Graf</meta:initial-creator>
    <meta:creation-date>2016-10-12T22:41:22.219332426</meta:creation-date>
    <dc:date>2016-10-12T23:03:21.778854002</dc:date>
    <dc:creator>Marco Graf</dc:creator>
    <meta:editing-duration>PT6M49S</meta:editing-duration>
    <meta:editing-cycles>1</meta:editing-cycles>
    <meta:document-statistic meta:table-count="1" meta:cell-count="41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1.871cm" svg:y="3.955cm" style:legend-expansion="high" chart:style-name="ch2"/>
        <chart:plot-area chart:style-name="ch3" table:cell-range-address="Sheet1.A5:Sheet1.C106" chart:data-source-has-labels="row" svg:x="0.319cm" svg:y="0.18cm" svg:width="11.233cm" svg:height="8.646cm">
          <chartooo:coordinate-region svg:x="1.126cm" svg:y="0.38cm" svg:width="10.05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06" chart:label-cell-address="Sheet1.B5:Sheet1.B5" chart:class="chart:scatter">
            <chart:domain table:cell-range-address="Sheet1.A6:Sheet1.A106"/>
            <chart:data-point chart:repeated="101"/>
          </chart:series>
          <chart:series chart:style-name="ch8" chart:values-cell-range-address="Sheet1.C6:Sheet1.C106" chart:label-cell-address="Sheet1.C5:Sheet1.C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rossfadeFactorA</text:p>
                <draw:g>
                  <svg:desc>Sheet1.B5:Sheet1.B5</svg:desc>
                </draw:g>
              </table:table-cell>
              <table:table-cell office:value-type="string">
                <text:p>CrossfadeFactorB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106</svg:desc>
                </draw:g>
              </table:table-cell>
              <table:table-cell office:value-type="float" office:value="255">
                <text:p>255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248.277272727273">
                <text:p>248.277272727273</text:p>
              </table:table-cell>
              <table:table-cell office:value-type="float" office:value="6.72272727272727">
                <text:p>6.72272727272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236.454545454545">
                <text:p>236.454545454545</text:p>
              </table:table-cell>
              <table:table-cell office:value-type="float" office:value="18.5454545454545">
                <text:p>18.5454545454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224.631818181818">
                <text:p>224.631818181818</text:p>
              </table:table-cell>
              <table:table-cell office:value-type="float" office:value="30.3681818181818">
                <text:p>30.3681818181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212.809090909091">
                <text:p>212.809090909091</text:p>
              </table:table-cell>
              <table:table-cell office:value-type="float" office:value="42.1909090909091">
                <text:p>42.1909090909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200.986363636364">
                <text:p>200.986363636364</text:p>
              </table:table-cell>
              <table:table-cell office:value-type="float" office:value="54.0136363636364">
                <text:p>54.013636363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189.163636363636">
                <text:p>189.163636363636</text:p>
              </table:table-cell>
              <table:table-cell office:value-type="float" office:value="65.8363636363636">
                <text:p>65.8363636363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177.340909090909">
                <text:p>177.340909090909</text:p>
              </table:table-cell>
              <table:table-cell office:value-type="float" office:value="77.6590909090909">
                <text:p>77.6590909090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165.518181818182">
                <text:p>165.518181818182</text:p>
              </table:table-cell>
              <table:table-cell office:value-type="float" office:value="89.4818181818182">
                <text:p>89.48181818181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153.695454545455">
                <text:p>153.695454545455</text:p>
              </table:table-cell>
              <table:table-cell office:value-type="float" office:value="101.304545454545">
                <text:p>101.30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141.872727272727">
                <text:p>141.872727272727</text:p>
              </table:table-cell>
              <table:table-cell office:value-type="float" office:value="113.127272727273">
                <text:p>113.1272727272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130.05">
                <text:p>130.05</text:p>
              </table:table-cell>
              <table:table-cell office:value-type="float" office:value="124.95">
                <text:p>124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118.227272727273">
                <text:p>118.227272727273</text:p>
              </table:table-cell>
              <table:table-cell office:value-type="float" office:value="136.772727272727">
                <text:p>136.772727272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106.404545454545">
                <text:p>106.404545454545</text:p>
              </table:table-cell>
              <table:table-cell office:value-type="float" office:value="148.595454545455">
                <text:p>148.595454545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94.5818181818182">
                <text:p>94.5818181818182</text:p>
              </table:table-cell>
              <table:table-cell office:value-type="float" office:value="160.418181818182">
                <text:p>160.418181818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82.7590909090909">
                <text:p>82.7590909090909</text:p>
              </table:table-cell>
              <table:table-cell office:value-type="float" office:value="172.240909090909">
                <text:p>172.240909090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70.9363636363636">
                <text:p>70.9363636363636</text:p>
              </table:table-cell>
              <table:table-cell office:value-type="float" office:value="184.063636363636">
                <text:p>184.0636363636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59.1136363636363">
                <text:p>59.1136363636363</text:p>
              </table:table-cell>
              <table:table-cell office:value-type="float" office:value="195.886363636364">
                <text:p>195.8863636363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47.2909090909091">
                <text:p>47.2909090909091</text:p>
              </table:table-cell>
              <table:table-cell office:value-type="float" office:value="207.709090909091">
                <text:p>207.709090909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35.4681818181818">
                <text:p>35.4681818181818</text:p>
              </table:table-cell>
              <table:table-cell office:value-type="float" office:value="219.531818181818">
                <text:p>219.531818181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23.6454545454546">
                <text:p>23.6454545454546</text:p>
              </table:table-cell>
              <table:table-cell office:value-type="float" office:value="231.354545454545">
                <text:p>231.354545454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11.8227272727273">
                <text:p>11.8227272727273</text:p>
              </table:table-cell>
              <table:table-cell office:value-type="float" office:value="243.177272727273">
                <text:p>243.177272727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